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Helvetica, Arial, sans-serif"/>
    <style:font-face style:name="Times New Roman" svg:font-family="'Times New Roman'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9" style:family="table">
      <style:table-properties style:width="16.702cm" table:align="left"/>
    </style:style>
    <style:style style:name="Table9.A" style:family="table-column">
      <style:table-column-properties style:column-width="3.605cm"/>
    </style:style>
    <style:style style:name="Table9.B" style:family="table-column">
      <style:table-column-properties style:column-width="9.491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702cm" table:align="left"/>
    </style:style>
    <style:style style:name="Table6.A" style:family="table-column">
      <style:table-column-properties style:column-width="3.605cm"/>
    </style:style>
    <style:style style:name="Table6.B" style:family="table-column">
      <style:table-column-properties style:column-width="9.49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7" style:family="table">
      <style:table-properties style:width="16.702cm" table:align="left"/>
    </style:style>
    <style:style style:name="Table7.A" style:family="table-column">
      <style:table-column-properties style:column-width="3.605cm"/>
    </style:style>
    <style:style style:name="Table7.B" style:family="table-column">
      <style:table-column-properties style:column-width="9.491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1" style:family="table">
      <style:table-properties style:width="16.702cm" table:align="left"/>
    </style:style>
    <style:style style:name="Table1.A" style:family="table-column">
      <style:table-column-properties style:column-width="4.002cm"/>
    </style:style>
    <style:style style:name="Table1.B" style:family="table-column">
      <style:table-column-properties style:column-width="9.095cm"/>
    </style:style>
    <style:style style:name="Table1.C" style:family="table-column">
      <style:table-column-properties style:column-width="3.6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2" style:family="table">
      <style:table-properties style:width="16.702cm" table:align="left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9.095cm"/>
    </style:style>
    <style:style style:name="Table2.C" style:family="table-column">
      <style:table-column-properties style:column-width="3.60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692cm" fo:margin-left="0.028cm" table:align="left"/>
    </style:style>
    <style:style style:name="Table3.A" style:family="table-column">
      <style:table-column-properties style:column-width="3.595cm"/>
    </style:style>
    <style:style style:name="Table3.B" style:family="table-column">
      <style:table-column-properties style:column-width="9.481cm"/>
    </style:style>
    <style:style style:name="Table3.C" style:family="table-column">
      <style:table-column-properties style:column-width="3.61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4" style:family="table">
      <style:table-properties style:width="16.702cm" table:align="left"/>
    </style:style>
    <style:style style:name="Table4.A" style:family="table-column">
      <style:table-column-properties style:column-width="5.203cm"/>
    </style:style>
    <style:style style:name="Table4.B" style:family="table-column">
      <style:table-column-properties style:column-width="7.893cm"/>
    </style:style>
    <style:style style:name="Table4.C" style:family="table-column">
      <style:table-column-properties style:column-width="3.60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702cm" table:align="left"/>
    </style:style>
    <style:style style:name="Table10.A" style:family="table-column">
      <style:table-column-properties style:column-width="5.203cm"/>
    </style:style>
    <style:style style:name="Table10.B" style:family="table-column">
      <style:table-column-properties style:column-width="7.893cm"/>
    </style:style>
    <style:style style:name="Table10.C" style:family="table-column">
      <style:table-column-properties style:column-width="3.605cm"/>
    </style:style>
    <style:style style:name="Table10.1" style:family="table-row">
      <style:table-row-properties style:min-row-height="0.993cm"/>
    </style:style>
    <style:style style:name="Table10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702cm" table:align="left"/>
    </style:style>
    <style:style style:name="Table11.A" style:family="table-column">
      <style:table-column-properties style:column-width="5.203cm"/>
    </style:style>
    <style:style style:name="Table11.B" style:family="table-column">
      <style:table-column-properties style:column-width="7.893cm"/>
    </style:style>
    <style:style style:name="Table11.C" style:family="table-column">
      <style:table-column-properties style:column-width="3.605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702cm" table:align="left"/>
    </style:style>
    <style:style style:name="Table8.A" style:family="table-column">
      <style:table-column-properties style:column-width="3.605cm"/>
    </style:style>
    <style:style style:name="Table8.B" style:family="table-column">
      <style:table-column-properties style:column-width="9.491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702cm" table:align="left"/>
    </style:style>
    <style:style style:name="Table5.A" style:family="table-column">
      <style:table-column-properties style:column-width="3.605cm"/>
    </style:style>
    <style:style style:name="Table5.B" style:family="table-column">
      <style:table-column-properties style:column-width="9.49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Courier 10 Pitch" fo:font-size="12pt" officeooo:rsid="0312dca7" officeooo:paragraph-rsid="0312dca7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Courier 10 Pitch" fo:font-size="12pt" officeooo:rsid="0312dca7" officeooo:paragraph-rsid="032f0644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Courier 10 Pitch" fo:font-size="12pt" officeooo:rsid="00d82bb8" officeooo:paragraph-rsid="0320f70e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Courier 10 Pitch" fo:font-size="12pt" officeooo:rsid="00d82bb8" officeooo:paragraph-rsid="0328d19a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Courier 10 Pitch" fo:font-size="12pt" officeooo:rsid="003e9807" officeooo:paragraph-rsid="0328d19a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Courier 10 Pitch" fo:font-size="12pt" officeooo:rsid="003e9807" officeooo:paragraph-rsid="032a83a1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Courier 10 Pitch" fo:font-size="12pt" officeooo:rsid="01008ecd" officeooo:paragraph-rsid="0328d19a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Courier 10 Pitch" fo:font-size="12pt" officeooo:rsid="01008ecd" officeooo:paragraph-rsid="032a83a1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Courier 10 Pitch" fo:font-size="12pt" officeooo:rsid="03593921" officeooo:paragraph-rsid="03593921" style:font-size-asian="12pt" style:font-size-complex="12pt"/>
    </style:style>
    <style:style style:name="P10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Courier 10 Pitch" fo:font-size="12pt" officeooo:rsid="03cbc94c" officeooo:paragraph-rsid="03cbc94c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Courier 10 Pitch" fo:font-size="12pt" officeooo:rsid="03e5afa3" officeooo:paragraph-rsid="03e5afa3" style:font-size-asian="12pt" style:font-size-complex="12pt"/>
    </style:style>
    <style:style style:name="P1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Courier 10 Pitch" officeooo:rsid="00d82bb8" officeooo:paragraph-rsid="0311e888"/>
    </style:style>
    <style:style style:name="P13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Courier 10 Pitch" officeooo:rsid="00d82bb8" officeooo:paragraph-rsid="03284e93"/>
    </style:style>
    <style:style style:name="P14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Courier 10 Pitch" officeooo:rsid="00d82bb8" officeooo:paragraph-rsid="032a83a1"/>
    </style:style>
    <style:style style:name="P15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Courier 10 Pitch" fo:font-size="12pt" officeooo:rsid="00114906" officeooo:paragraph-rsid="01169316" style:font-size-asian="12pt" style:font-size-complex="12pt"/>
    </style:style>
    <style:style style:name="P16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Courier 10 Pitch" fo:font-size="12pt" officeooo:rsid="00114906" officeooo:paragraph-rsid="0328d19a" style:font-size-asian="12pt" style:font-size-complex="12pt"/>
    </style:style>
    <style:style style:name="P17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Courier 10 Pitch" fo:font-size="12pt" officeooo:rsid="00114906" officeooo:paragraph-rsid="032a83a1" style:font-size-asian="12pt" style:font-size-complex="12pt"/>
    </style:style>
    <style:style style:name="P18" style:family="paragraph" style:parent-style-name="Standard">
      <style:text-properties style:font-name="Courier 10 Pitch" fo:font-size="12pt" officeooo:rsid="00114906" officeooo:paragraph-rsid="011854fc" style:font-size-asian="12pt" style:font-size-complex="12pt"/>
    </style:style>
    <style:style style:name="P19" style:family="paragraph" style:parent-style-name="Standard">
      <style:text-properties style:font-name="Courier 10 Pitch" fo:font-size="12pt" officeooo:rsid="00114906" officeooo:paragraph-rsid="01169316" style:font-size-asian="12pt" style:font-size-complex="12pt"/>
    </style:style>
    <style:style style:name="P20" style:family="paragraph" style:parent-style-name="Standard">
      <style:text-properties style:font-name="Courier 10 Pitch" fo:font-size="12pt" officeooo:rsid="00114906" officeooo:paragraph-rsid="030fce8a" style:font-size-asian="12pt" style:font-size-complex="12pt"/>
    </style:style>
    <style:style style:name="P21" style:family="paragraph" style:parent-style-name="Standard">
      <style:text-properties style:font-name="Courier 10 Pitch" fo:font-size="12pt" officeooo:rsid="00114906" officeooo:paragraph-rsid="0310782e" style:font-size-asian="12pt" style:font-size-complex="12pt"/>
    </style:style>
    <style:style style:name="P22" style:family="paragraph" style:parent-style-name="Standard">
      <style:text-properties style:font-name="Courier 10 Pitch" fo:font-size="12pt" officeooo:rsid="00114906" officeooo:paragraph-rsid="03190480" style:font-size-asian="12pt" style:font-size-complex="12pt"/>
    </style:style>
    <style:style style:name="P23" style:family="paragraph" style:parent-style-name="Standard">
      <style:text-properties style:font-name="Courier 10 Pitch" fo:font-size="12pt" officeooo:rsid="00114906" officeooo:paragraph-rsid="031b47e2" style:font-size-asian="12pt" style:font-size-complex="12pt"/>
    </style:style>
    <style:style style:name="P24" style:family="paragraph" style:parent-style-name="Standard">
      <style:text-properties style:font-name="Courier 10 Pitch" fo:font-size="12pt" officeooo:rsid="00114906" officeooo:paragraph-rsid="0320f70e" style:font-size-asian="12pt" style:font-size-complex="12pt"/>
    </style:style>
    <style:style style:name="P25" style:family="paragraph" style:parent-style-name="Standard">
      <style:text-properties style:font-name="Courier 10 Pitch" fo:font-size="12pt" officeooo:rsid="00114906" officeooo:paragraph-rsid="032728e3" style:font-size-asian="12pt" style:font-size-complex="12pt"/>
    </style:style>
    <style:style style:name="P26" style:family="paragraph" style:parent-style-name="Standard">
      <style:text-properties style:font-name="Courier 10 Pitch" fo:font-size="12pt" officeooo:rsid="00114906" officeooo:paragraph-rsid="03284e93" style:font-size-asian="12pt" style:font-size-complex="12pt"/>
    </style:style>
    <style:style style:name="P27" style:family="paragraph" style:parent-style-name="Standard">
      <style:text-properties style:font-name="Courier 10 Pitch" fo:font-size="12pt" officeooo:rsid="00114906" officeooo:paragraph-rsid="0328d19a" style:font-size-asian="12pt" style:font-size-complex="12pt"/>
    </style:style>
    <style:style style:name="P28" style:family="paragraph" style:parent-style-name="Standard">
      <style:text-properties style:font-name="Courier 10 Pitch" fo:font-size="12pt" officeooo:rsid="00114906" officeooo:paragraph-rsid="032a83a1" style:font-size-asian="12pt" style:font-size-complex="12pt"/>
    </style:style>
    <style:style style:name="P29" style:family="paragraph" style:parent-style-name="Standard">
      <style:text-properties style:font-name="Courier 10 Pitch" fo:font-size="12pt" officeooo:rsid="00114906" officeooo:paragraph-rsid="032efeac" style:font-size-asian="12pt" style:font-size-complex="12pt"/>
    </style:style>
    <style:style style:name="P30" style:family="paragraph" style:parent-style-name="Standard">
      <style:text-properties style:font-name="Courier 10 Pitch" fo:font-size="12pt" officeooo:rsid="00114906" officeooo:paragraph-rsid="0311e888" style:font-size-asian="12pt" style:font-size-complex="12pt"/>
    </style:style>
    <style:style style:name="P31" style:family="paragraph" style:parent-style-name="Standard">
      <style:text-properties style:font-name="Courier 10 Pitch" fo:font-size="12pt" officeooo:rsid="00114906" officeooo:paragraph-rsid="0319e8e4" style:font-size-asian="12pt" style:font-size-complex="12pt"/>
    </style:style>
    <style:style style:name="P32" style:family="paragraph" style:parent-style-name="Standard">
      <style:text-properties style:font-name="Courier 10 Pitch" fo:font-size="12pt" officeooo:rsid="00114906" officeooo:paragraph-rsid="032f0644" style:font-size-asian="12pt" style:font-size-complex="12pt"/>
    </style:style>
    <style:style style:name="P33" style:family="paragraph" style:parent-style-name="Standard">
      <style:text-properties style:font-name="Courier 10 Pitch" fo:font-size="12pt" officeooo:rsid="00114906" officeooo:paragraph-rsid="03e4bc22" style:font-size-asian="12pt" style:font-size-complex="12pt"/>
    </style:style>
    <style:style style:name="P34" style:family="paragraph" style:parent-style-name="Standard">
      <style:text-properties style:font-name="Courier 10 Pitch" fo:font-size="12pt" officeooo:rsid="00114906" officeooo:paragraph-rsid="03e5afa3" style:font-size-asian="12pt" style:font-size-complex="12pt"/>
    </style:style>
    <style:style style:name="P35" style:family="paragraph" style:parent-style-name="Standard">
      <style:text-properties style:font-name="Courier 10 Pitch" fo:font-size="12pt" officeooo:rsid="00fd9aa3" officeooo:paragraph-rsid="01169316" style:font-size-asian="12pt" style:font-size-complex="12pt"/>
    </style:style>
    <style:style style:name="P36" style:family="paragraph" style:parent-style-name="Standard">
      <style:text-properties style:font-name="Courier 10 Pitch" fo:font-size="12pt" officeooo:rsid="00fd9aa3" officeooo:paragraph-rsid="030fce8a" style:font-size-asian="12pt" style:font-size-complex="12pt"/>
    </style:style>
    <style:style style:name="P37" style:family="paragraph" style:parent-style-name="Standard">
      <style:text-properties style:font-name="Courier 10 Pitch" fo:font-size="12pt" officeooo:rsid="00fd9aa3" officeooo:paragraph-rsid="03284e93" style:font-size-asian="12pt" style:font-size-complex="12pt"/>
    </style:style>
    <style:style style:name="P38" style:family="paragraph" style:parent-style-name="Standard">
      <style:text-properties style:font-name="Courier 10 Pitch" fo:font-size="12pt" officeooo:rsid="00fd9aa3" officeooo:paragraph-rsid="032efeac" style:font-size-asian="12pt" style:font-size-complex="12pt"/>
    </style:style>
    <style:style style:name="P39" style:family="paragraph" style:parent-style-name="Standard">
      <style:text-properties style:font-name="Courier 10 Pitch" fo:font-size="12pt" officeooo:rsid="00fd9aa3" officeooo:paragraph-rsid="0319e8e4" style:font-size-asian="12pt" style:font-size-complex="12pt"/>
    </style:style>
    <style:style style:name="P40" style:family="paragraph" style:parent-style-name="Standard">
      <style:text-properties style:font-name="Courier 10 Pitch" fo:font-size="12pt" officeooo:rsid="00fd9aa3" officeooo:paragraph-rsid="03e4bc22" style:font-size-asian="12pt" style:font-size-complex="12pt"/>
    </style:style>
    <style:style style:name="P41" style:family="paragraph" style:parent-style-name="Standard">
      <style:text-properties style:font-name="Courier 10 Pitch" fo:font-size="12pt" officeooo:rsid="00114cd5" officeooo:paragraph-rsid="01169316" style:font-size-asian="12pt" style:font-size-complex="12pt"/>
    </style:style>
    <style:style style:name="P42" style:family="paragraph" style:parent-style-name="Standard">
      <style:text-properties style:font-name="Courier 10 Pitch" fo:font-size="12pt" officeooo:rsid="00114cd5" officeooo:paragraph-rsid="0311e888" style:font-size-asian="12pt" style:font-size-complex="12pt"/>
    </style:style>
    <style:style style:name="P43" style:family="paragraph" style:parent-style-name="Standard">
      <style:text-properties style:font-name="Courier 10 Pitch" fo:font-size="12pt" officeooo:rsid="00114cd5" officeooo:paragraph-rsid="0319e8e4" style:font-size-asian="12pt" style:font-size-complex="12pt"/>
    </style:style>
    <style:style style:name="P44" style:family="paragraph" style:parent-style-name="Standard">
      <style:text-properties style:font-name="Courier 10 Pitch" fo:font-size="12pt" officeooo:rsid="00114cd5" officeooo:paragraph-rsid="0320f70e" style:font-size-asian="12pt" style:font-size-complex="12pt"/>
    </style:style>
    <style:style style:name="P45" style:family="paragraph" style:parent-style-name="Standard">
      <style:text-properties style:font-name="Courier 10 Pitch" fo:font-size="12pt" officeooo:rsid="00114cd5" officeooo:paragraph-rsid="032728e3" style:font-size-asian="12pt" style:font-size-complex="12pt"/>
    </style:style>
    <style:style style:name="P46" style:family="paragraph" style:parent-style-name="Standard">
      <style:text-properties style:font-name="Courier 10 Pitch" fo:font-size="12pt" officeooo:rsid="00114cd5" officeooo:paragraph-rsid="03284e93" style:font-size-asian="12pt" style:font-size-complex="12pt"/>
    </style:style>
    <style:style style:name="P47" style:family="paragraph" style:parent-style-name="Standard">
      <style:text-properties style:font-name="Courier 10 Pitch" fo:font-size="12pt" officeooo:rsid="00114cd5" officeooo:paragraph-rsid="0328d19a" style:font-size-asian="12pt" style:font-size-complex="12pt"/>
    </style:style>
    <style:style style:name="P48" style:family="paragraph" style:parent-style-name="Standard">
      <style:text-properties style:font-name="Courier 10 Pitch" fo:font-size="12pt" officeooo:rsid="00114cd5" officeooo:paragraph-rsid="032a83a1" style:font-size-asian="12pt" style:font-size-complex="12pt"/>
    </style:style>
    <style:style style:name="P49" style:family="paragraph" style:parent-style-name="Standard">
      <style:text-properties style:font-name="Courier 10 Pitch" fo:font-size="12pt" officeooo:rsid="00114cd5" officeooo:paragraph-rsid="032f0644" style:font-size-asian="12pt" style:font-size-complex="12pt"/>
    </style:style>
    <style:style style:name="P50" style:family="paragraph" style:parent-style-name="Standard">
      <style:text-properties style:font-name="Courier 10 Pitch" fo:font-size="12pt" officeooo:rsid="00114cd5" officeooo:paragraph-rsid="03e5afa3" style:font-size-asian="12pt" style:font-size-complex="12pt"/>
    </style:style>
    <style:style style:name="P51" style:family="paragraph" style:parent-style-name="Standard">
      <style:text-properties style:font-name="Courier 10 Pitch" fo:font-size="12pt" officeooo:rsid="003e9807" officeooo:paragraph-rsid="01169316" style:font-size-asian="12pt" style:font-size-complex="12pt"/>
    </style:style>
    <style:style style:name="P52" style:family="paragraph" style:parent-style-name="Standard">
      <style:text-properties style:font-name="Courier 10 Pitch" fo:font-size="12pt" officeooo:rsid="003e9807" officeooo:paragraph-rsid="03284e93" style:font-size-asian="12pt" style:font-size-complex="12pt"/>
    </style:style>
    <style:style style:name="P53" style:family="paragraph" style:parent-style-name="Standard">
      <style:text-properties style:font-name="Courier 10 Pitch" fo:font-size="12pt" officeooo:rsid="003e9807" officeooo:paragraph-rsid="032f0644" style:font-size-asian="12pt" style:font-size-complex="12pt"/>
    </style:style>
    <style:style style:name="P54" style:family="paragraph" style:parent-style-name="Standard">
      <style:text-properties style:font-name="Courier 10 Pitch" fo:font-size="12pt" officeooo:rsid="003e9807" officeooo:paragraph-rsid="03593921" style:font-size-asian="12pt" style:font-size-complex="12pt"/>
    </style:style>
    <style:style style:name="P55" style:family="paragraph" style:parent-style-name="Standard">
      <style:text-properties style:font-name="Courier 10 Pitch" fo:font-size="12pt" officeooo:rsid="00ef7e08" officeooo:paragraph-rsid="030fce8a" style:font-size-asian="12pt" style:font-size-complex="12pt"/>
    </style:style>
    <style:style style:name="P56" style:family="paragraph" style:parent-style-name="Standard">
      <style:text-properties style:font-name="Courier 10 Pitch" fo:font-size="12pt" officeooo:rsid="00ef7e08" officeooo:paragraph-rsid="03117a1a" style:font-size-asian="12pt" style:font-size-complex="12pt"/>
    </style:style>
    <style:style style:name="P57" style:family="paragraph" style:parent-style-name="Standard">
      <style:text-properties style:font-name="Courier 10 Pitch" fo:font-size="12pt" officeooo:rsid="00ef7e08" officeooo:paragraph-rsid="0311e888" style:font-size-asian="12pt" style:font-size-complex="12pt"/>
    </style:style>
    <style:style style:name="P58" style:family="paragraph" style:parent-style-name="Standard">
      <style:text-properties style:font-name="Courier 10 Pitch" fo:font-size="12pt" officeooo:rsid="00ef7e08" officeooo:paragraph-rsid="0320f70e" style:font-size-asian="12pt" style:font-size-complex="12pt"/>
    </style:style>
    <style:style style:name="P59" style:family="paragraph" style:parent-style-name="Standard">
      <style:text-properties style:font-name="Courier 10 Pitch" fo:font-size="12pt" officeooo:rsid="00ef7e08" officeooo:paragraph-rsid="032728e3" style:font-size-asian="12pt" style:font-size-complex="12pt"/>
    </style:style>
    <style:style style:name="P60" style:family="paragraph" style:parent-style-name="Standard">
      <style:text-properties style:font-name="Courier 10 Pitch" fo:font-size="12pt" officeooo:rsid="00ef7e08" officeooo:paragraph-rsid="03284e93" style:font-size-asian="12pt" style:font-size-complex="12pt"/>
    </style:style>
    <style:style style:name="P61" style:family="paragraph" style:parent-style-name="Standard">
      <style:text-properties style:font-name="Courier 10 Pitch" fo:font-size="12pt" officeooo:rsid="00ef7e08" officeooo:paragraph-rsid="0328d19a" style:font-size-asian="12pt" style:font-size-complex="12pt"/>
    </style:style>
    <style:style style:name="P62" style:family="paragraph" style:parent-style-name="Standard">
      <style:text-properties style:font-name="Courier 10 Pitch" fo:font-size="12pt" officeooo:rsid="00ef7e08" officeooo:paragraph-rsid="032a83a1" style:font-size-asian="12pt" style:font-size-complex="12pt"/>
    </style:style>
    <style:style style:name="P63" style:family="paragraph" style:parent-style-name="Standard">
      <style:text-properties style:font-name="Courier 10 Pitch" fo:font-size="12pt" officeooo:rsid="00ef7e08" officeooo:paragraph-rsid="032efeac" style:font-size-asian="12pt" style:font-size-complex="12pt"/>
    </style:style>
    <style:style style:name="P64" style:family="paragraph" style:parent-style-name="Standard">
      <style:text-properties style:font-name="Courier 10 Pitch" fo:font-size="12pt" officeooo:rsid="00ef7e08" officeooo:paragraph-rsid="0319e8e4" style:font-size-asian="12pt" style:font-size-complex="12pt"/>
    </style:style>
    <style:style style:name="P65" style:family="paragraph" style:parent-style-name="Standard">
      <style:text-properties style:font-name="Courier 10 Pitch" fo:font-size="12pt" officeooo:rsid="00ef7e08" officeooo:paragraph-rsid="036f3737" style:font-size-asian="12pt" style:font-size-complex="12pt"/>
    </style:style>
    <style:style style:name="P66" style:family="paragraph" style:parent-style-name="Standard">
      <style:text-properties style:font-name="Courier 10 Pitch" fo:font-size="12pt" officeooo:rsid="00ef7e08" officeooo:paragraph-rsid="0390c40c" style:font-size-asian="12pt" style:font-size-complex="12pt"/>
    </style:style>
    <style:style style:name="P67" style:family="paragraph" style:parent-style-name="Standard">
      <style:text-properties style:font-name="Courier 10 Pitch" fo:font-size="12pt" officeooo:rsid="011854fc" officeooo:paragraph-rsid="011854fc" style:font-size-asian="12pt" style:font-size-complex="12pt"/>
    </style:style>
    <style:style style:name="P68" style:family="paragraph" style:parent-style-name="Standard">
      <style:text-properties style:font-name="Courier 10 Pitch" fo:font-size="12pt" officeooo:rsid="023b02fd" officeooo:paragraph-rsid="03284e93" style:font-size-asian="12pt" style:font-size-complex="12pt"/>
    </style:style>
    <style:style style:name="P69" style:family="paragraph" style:parent-style-name="Standard">
      <style:text-properties style:font-name="Courier 10 Pitch" fo:font-size="12pt" officeooo:rsid="023b02fd" officeooo:paragraph-rsid="03285d68" style:font-size-asian="12pt" style:font-size-complex="12pt"/>
    </style:style>
    <style:style style:name="P70" style:family="paragraph" style:parent-style-name="Standard">
      <style:text-properties style:font-name="Courier 10 Pitch" fo:font-size="12pt" officeooo:paragraph-rsid="030fce8a" style:font-size-asian="12pt" style:font-size-complex="12pt"/>
    </style:style>
    <style:style style:name="P71" style:family="paragraph" style:parent-style-name="Standard">
      <style:text-properties style:font-name="Courier 10 Pitch" fo:font-size="12pt" officeooo:rsid="03117a1a" officeooo:paragraph-rsid="03117a1a" style:font-size-asian="12pt" style:font-size-complex="12pt"/>
    </style:style>
    <style:style style:name="P72" style:family="paragraph" style:parent-style-name="Standard">
      <style:text-properties style:font-name="Courier 10 Pitch" fo:font-size="12pt" officeooo:rsid="022eab11" officeooo:paragraph-rsid="0311e888" style:font-size-asian="12pt" style:font-size-complex="12pt"/>
    </style:style>
    <style:style style:name="P73" style:family="paragraph" style:parent-style-name="Standard">
      <style:text-properties style:font-name="Courier 10 Pitch" fo:font-size="12pt" officeooo:rsid="0312dca7" officeooo:paragraph-rsid="0312dca7" style:font-size-asian="12pt" style:font-size-complex="12pt"/>
    </style:style>
    <style:style style:name="P74" style:family="paragraph" style:parent-style-name="Standard">
      <style:text-properties style:font-name="Courier 10 Pitch" fo:font-size="12pt" officeooo:rsid="0312dca7" officeooo:paragraph-rsid="03593921" style:font-size-asian="12pt" style:font-size-complex="12pt"/>
    </style:style>
    <style:style style:name="P75" style:family="paragraph" style:parent-style-name="Standard">
      <style:text-properties style:font-name="Courier 10 Pitch" fo:font-size="12pt" officeooo:rsid="03184551" officeooo:paragraph-rsid="03184551" style:font-size-asian="12pt" style:font-size-complex="12pt"/>
    </style:style>
    <style:style style:name="P76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Courier 10 Pitch" fo:font-size="12pt" officeooo:rsid="00d82bb8" officeooo:paragraph-rsid="0320f70e" style:font-size-asian="12pt" style:font-size-complex="12pt"/>
    </style:style>
    <style:style style:name="P77" style:family="paragraph" style:parent-style-name="Standard">
      <style:text-properties style:font-name="Courier 10 Pitch" fo:font-size="12pt" officeooo:rsid="0320f70e" officeooo:paragraph-rsid="0320f70e" style:font-size-asian="12pt" style:font-size-complex="12pt"/>
    </style:style>
    <style:style style:name="P78" style:family="paragraph" style:parent-style-name="Standard">
      <style:text-properties style:font-name="Courier 10 Pitch" fo:font-size="12pt" officeooo:rsid="0320f70e" officeooo:paragraph-rsid="03285d68" style:font-size-asian="12pt" style:font-size-complex="12pt"/>
    </style:style>
    <style:style style:name="P79" style:family="paragraph" style:parent-style-name="Standard">
      <style:text-properties style:font-name="Courier 10 Pitch" fo:font-size="12pt" officeooo:rsid="0320f70e" officeooo:paragraph-rsid="03921e75" style:font-size-asian="12pt" style:font-size-complex="12pt"/>
    </style:style>
    <style:style style:name="P80" style:family="paragraph" style:parent-style-name="Standard">
      <style:text-properties style:font-name="Courier 10 Pitch" fo:font-size="12pt" officeooo:rsid="02f06700" officeooo:paragraph-rsid="032728e3" style:font-size-asian="12pt" style:font-size-complex="12pt"/>
    </style:style>
    <style:style style:name="P81" style:family="paragraph" style:parent-style-name="Standard">
      <style:text-properties style:font-name="Courier 10 Pitch" fo:font-size="12pt" officeooo:rsid="02387d20" officeooo:paragraph-rsid="032728e3" style:font-size-asian="12pt" style:font-size-complex="12pt"/>
    </style:style>
    <style:style style:name="P82" style:family="paragraph" style:parent-style-name="Standard">
      <style:text-properties style:font-name="Courier 10 Pitch" fo:font-size="12pt" officeooo:rsid="0236cbb6" officeooo:paragraph-rsid="032728e3" style:font-size-asian="12pt" style:font-size-complex="12pt"/>
    </style:style>
    <style:style style:name="P83" style:family="paragraph" style:parent-style-name="Standard">
      <style:text-properties style:font-name="Courier 10 Pitch" fo:font-size="12pt" officeooo:paragraph-rsid="03284e93" style:font-size-asian="12pt" style:font-size-complex="12pt"/>
    </style:style>
    <style:style style:name="P84" style:family="paragraph" style:parent-style-name="Standard">
      <style:text-properties style:font-name="Courier 10 Pitch" fo:font-size="12pt" officeooo:rsid="02f92436" officeooo:paragraph-rsid="0328d19a" style:font-size-asian="12pt" style:font-size-complex="12pt"/>
    </style:style>
    <style:style style:name="P85" style:family="paragraph" style:parent-style-name="Standard">
      <style:text-properties style:font-name="Courier 10 Pitch" fo:font-size="12pt" officeooo:rsid="02700e0c" officeooo:paragraph-rsid="032a83a1" style:font-size-asian="12pt" style:font-size-complex="12pt"/>
    </style:style>
    <style:style style:name="P86" style:family="paragraph" style:parent-style-name="Standard">
      <style:text-properties style:font-name="Courier 10 Pitch" fo:font-size="12pt" officeooo:rsid="032f0644" officeooo:paragraph-rsid="032f0644" style:font-size-asian="12pt" style:font-size-complex="12pt"/>
    </style:style>
    <style:style style:name="P87" style:family="paragraph" style:parent-style-name="Standard">
      <style:text-properties style:font-name="Courier 10 Pitch" fo:font-size="12pt" officeooo:rsid="0349c6cf" officeooo:paragraph-rsid="0349c6cf" style:font-size-asian="12pt" style:font-size-complex="12pt"/>
    </style:style>
    <style:style style:name="P88" style:family="paragraph" style:parent-style-name="Standard">
      <style:text-properties style:font-name="Courier 10 Pitch" fo:font-size="12pt" officeooo:rsid="03593921" officeooo:paragraph-rsid="03593921" style:font-size-asian="12pt" style:font-size-complex="12pt"/>
    </style:style>
    <style:style style:name="P89" style:family="paragraph" style:parent-style-name="Standard">
      <style:text-properties style:font-name="Courier 10 Pitch" fo:font-size="12pt" officeooo:rsid="031b4d6f" officeooo:paragraph-rsid="031b4d6f" style:font-size-asian="12pt" style:font-size-complex="12pt"/>
    </style:style>
    <style:style style:name="P90" style:family="paragraph" style:parent-style-name="Standard">
      <style:text-properties style:font-name="Courier 10 Pitch" fo:font-size="12pt" officeooo:rsid="035dd795" officeooo:paragraph-rsid="035dd795" style:font-size-asian="12pt" style:font-size-complex="12pt"/>
    </style:style>
    <style:style style:name="P91" style:family="paragraph" style:parent-style-name="Standard">
      <style:text-properties style:font-name="Courier 10 Pitch" fo:font-size="12pt" officeooo:rsid="036f3737" officeooo:paragraph-rsid="036f3737" style:font-size-asian="12pt" style:font-size-complex="12pt"/>
    </style:style>
    <style:style style:name="P92" style:family="paragraph" style:parent-style-name="Standard">
      <style:text-properties style:font-name="Courier 10 Pitch" fo:font-size="12pt" officeooo:rsid="037118b3" officeooo:paragraph-rsid="037118b3" style:font-size-asian="12pt" style:font-size-complex="12pt"/>
    </style:style>
    <style:style style:name="P93" style:family="paragraph" style:parent-style-name="Standard">
      <style:text-properties style:font-name="Courier 10 Pitch" fo:font-size="12pt" officeooo:rsid="0382f8dd" officeooo:paragraph-rsid="03921e75" style:font-size-asian="12pt" style:font-size-complex="12pt"/>
    </style:style>
    <style:style style:name="P94" style:family="paragraph" style:parent-style-name="Standard">
      <style:text-properties style:font-name="Courier 10 Pitch" fo:font-size="12pt" officeooo:rsid="0390c40c" officeooo:paragraph-rsid="0390c40c" style:font-size-asian="12pt" style:font-size-complex="12pt"/>
    </style:style>
    <style:style style:name="P95" style:family="paragraph" style:parent-style-name="Standard">
      <style:text-properties style:font-name="Courier 10 Pitch" fo:font-size="12pt" officeooo:paragraph-rsid="0311e888" style:font-size-asian="12pt" style:font-size-complex="12pt"/>
    </style:style>
    <style:style style:name="P96" style:family="paragraph" style:parent-style-name="Standard">
      <style:text-properties style:font-name="Courier 10 Pitch" fo:font-size="12pt" officeooo:paragraph-rsid="032f0644" style:font-size-asian="12pt" style:font-size-complex="12pt"/>
    </style:style>
    <style:style style:name="P97" style:family="paragraph" style:parent-style-name="Standard">
      <style:text-properties style:font-name="Courier 10 Pitch" fo:font-size="12pt" officeooo:paragraph-rsid="03c4c66e" style:font-size-asian="12pt" style:font-size-complex="12pt"/>
    </style:style>
    <style:style style:name="P98" style:family="paragraph" style:parent-style-name="Standard">
      <style:text-properties style:font-name="Courier 10 Pitch" fo:font-size="12pt" officeooo:rsid="03cbc94c" officeooo:paragraph-rsid="03cbc94c" style:font-size-asian="12pt" style:font-size-complex="12pt"/>
    </style:style>
    <style:style style:name="P99" style:family="paragraph" style:parent-style-name="Standard">
      <style:text-properties style:font-name="Courier 10 Pitch" fo:font-size="12pt" officeooo:rsid="03ccfb18" officeooo:paragraph-rsid="03ccfb18" style:font-size-asian="12pt" style:font-size-complex="12pt"/>
    </style:style>
    <style:style style:name="P100" style:family="paragraph" style:parent-style-name="Standard">
      <style:text-properties style:font-name="Courier 10 Pitch" fo:font-size="12pt" officeooo:rsid="03cf070a" officeooo:paragraph-rsid="03cf070a" style:font-size-asian="12pt" style:font-size-complex="12pt"/>
    </style:style>
    <style:style style:name="P101" style:family="paragraph" style:parent-style-name="Standard">
      <style:text-properties style:font-name="Courier 10 Pitch" fo:font-size="12pt" officeooo:rsid="03d4b1fa" officeooo:paragraph-rsid="03d4b1fa" style:font-size-asian="12pt" style:font-size-complex="12pt"/>
    </style:style>
    <style:style style:name="P102" style:family="paragraph" style:parent-style-name="Standard">
      <style:text-properties style:font-name="Courier 10 Pitch" fo:font-size="12pt" officeooo:rsid="03e4bc22" officeooo:paragraph-rsid="03e4bc22" style:font-size-asian="12pt" style:font-size-complex="12pt"/>
    </style:style>
    <style:style style:name="P103" style:family="paragraph" style:parent-style-name="Standard">
      <style:text-properties style:font-name="Courier 10 Pitch" fo:font-size="12pt" officeooo:rsid="03e8cb94" officeooo:paragraph-rsid="03e8cb94" style:font-size-asian="12pt" style:font-size-complex="12pt"/>
    </style:style>
    <style:style style:name="P104" style:family="paragraph" style:parent-style-name="Standard">
      <style:text-properties style:font-name="Courier 10 Pitch" fo:font-size="12pt" officeooo:rsid="03ea6b78" officeooo:paragraph-rsid="03ea6b78" style:font-size-asian="12pt" style:font-size-complex="12pt"/>
    </style:style>
    <style:style style:name="P105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Courier 10 Pitch" officeooo:rsid="00d82bb8" officeooo:paragraph-rsid="0311e888"/>
    </style:style>
    <style:style style:name="P106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Courier 10 Pitch" officeooo:rsid="00d82bb8" officeooo:paragraph-rsid="03284e93"/>
    </style:style>
    <style:style style:name="P107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Courier 10 Pitch" officeooo:rsid="00d82bb8" officeooo:paragraph-rsid="032a83a1"/>
    </style:style>
    <style:style style:name="P108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Courier 10 Pitch" officeooo:rsid="0234337c" officeooo:paragraph-rsid="0311e888"/>
    </style:style>
    <style:style style:name="P109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Courier 10 Pitch" officeooo:rsid="0234337c" officeooo:paragraph-rsid="03284e93"/>
    </style:style>
    <style:style style:name="P110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Courier 10 Pitch" officeooo:rsid="0378e651" officeooo:paragraph-rsid="0378e651"/>
    </style:style>
    <style:style style:name="P111" style:family="paragraph" style:parent-style-name="Standard">
      <style:text-properties fo:font-variant="normal" fo:text-transform="none" fo:color="#800000" style:font-name="Courier 10 Pitch" fo:font-size="12pt" fo:letter-spacing="normal" fo:font-style="normal" fo:font-weight="normal" officeooo:rsid="00f0ecd1" officeooo:paragraph-rsid="00f0ecd1" style:font-size-asian="12pt" style:font-size-complex="12pt"/>
    </style:style>
    <style:style style:name="P112" style:family="paragraph" style:parent-style-name="Standard">
      <style:text-properties fo:font-variant="normal" fo:text-transform="none" fo:color="#800000" style:font-name="Courier 10 Pitch" fo:font-size="12pt" fo:letter-spacing="normal" fo:font-style="normal" fo:font-weight="normal" officeooo:rsid="01151c80" officeooo:paragraph-rsid="01151c80" style:font-size-asian="12pt" style:font-size-complex="12pt"/>
    </style:style>
    <style:style style:name="P113" style:family="paragraph" style:parent-style-name="Standard">
      <style:text-properties fo:font-variant="normal" fo:text-transform="none" fo:color="#800000" style:font-name="Courier 10 Pitch" fo:font-size="12pt" fo:letter-spacing="normal" fo:font-style="normal" fo:font-weight="normal" officeooo:rsid="01151c80" officeooo:paragraph-rsid="02dfa958" style:font-size-asian="12pt" style:font-size-complex="12pt"/>
    </style:style>
    <style:style style:name="P114" style:family="paragraph" style:parent-style-name="Standard">
      <style:text-properties fo:font-variant="normal" fo:text-transform="none" fo:color="#800000" style:font-name="Courier 10 Pitch" fo:font-size="12pt" fo:letter-spacing="normal" fo:font-style="normal" fo:font-weight="normal" officeooo:rsid="0120f3fa" officeooo:paragraph-rsid="0120f3fa" style:font-size-asian="12pt" style:font-size-complex="12pt"/>
    </style:style>
    <style:style style:name="P115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3c92613" officeooo:paragraph-rsid="03c92613" style:font-size-asian="12pt" style:font-size-complex="12pt"/>
    </style:style>
    <style:style style:name="P116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variant="normal" fo:text-transform="none" fo:color="#000000" style:font-name="Courier 10 Pitch" fo:font-size="12pt" fo:letter-spacing="normal" fo:font-style="normal" fo:font-weight="normal" officeooo:rsid="03cbc94c" officeooo:paragraph-rsid="03cbc94c" style:font-size-asian="12pt" style:font-size-complex="12pt"/>
    </style:style>
    <style:style style:name="P11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32ca0c5" officeooo:paragraph-rsid="032bef76" style:font-size-asian="12pt" style:font-size-complex="12pt"/>
    </style:style>
    <style:style style:name="P118" style:family="paragraph" style:parent-style-name="Standard">
      <style:text-properties fo:color="#800000" style:font-name="Courier 10 Pitch" fo:font-size="12pt" officeooo:rsid="03b72a47" officeooo:paragraph-rsid="03b72a47" style:font-size-asian="12pt" style:font-size-complex="12pt"/>
    </style:style>
    <style:style style:name="P119" style:family="paragraph" style:parent-style-name="Standard">
      <style:text-properties fo:color="#800000" style:font-name="Courier 10 Pitch" fo:font-size="12pt" officeooo:rsid="03b72a47" officeooo:paragraph-rsid="03b75160" style:font-size-asian="12pt" style:font-size-complex="12pt"/>
    </style:style>
    <style:style style:name="P120" style:family="paragraph" style:parent-style-name="Standard">
      <style:text-properties fo:color="#800000" style:font-name="Courier 10 Pitch" fo:font-size="12pt" officeooo:rsid="03b72a47" officeooo:paragraph-rsid="03b7caca" style:font-size-asian="12pt" style:font-size-complex="12pt"/>
    </style:style>
    <style:style style:name="P121" style:family="paragraph" style:parent-style-name="Standard">
      <style:text-properties fo:color="#800000" style:font-name="Courier 10 Pitch" fo:font-size="12pt" officeooo:rsid="03b72a47" officeooo:paragraph-rsid="03b7f80f" style:font-size-asian="12pt" style:font-size-complex="12pt"/>
    </style:style>
    <style:style style:name="P122" style:family="paragraph" style:parent-style-name="Standard">
      <style:text-properties fo:color="#800000" style:font-name="Courier 10 Pitch" fo:font-size="12pt" officeooo:rsid="03b72a47" officeooo:paragraph-rsid="03b95a62" style:font-size-asian="12pt" style:font-size-complex="12pt"/>
    </style:style>
    <style:style style:name="P123" style:family="paragraph" style:parent-style-name="Standard">
      <style:text-properties fo:color="#800000" style:font-name="Courier 10 Pitch" fo:font-size="12pt" officeooo:paragraph-rsid="03c4c66e"/>
    </style:style>
    <style:style style:name="P124" style:family="paragraph" style:parent-style-name="Table_20_Contents">
      <style:text-properties style:font-name="Courier 10 Pitch" fo:font-size="12pt" officeooo:rsid="00114cd5" officeooo:paragraph-rsid="01169316" style:font-size-asian="12pt" style:font-size-complex="12pt"/>
    </style:style>
    <style:style style:name="P125" style:family="paragraph" style:parent-style-name="Table_20_Contents">
      <style:text-properties style:font-name="Courier 10 Pitch" fo:font-size="12pt" officeooo:rsid="00114cd5" officeooo:paragraph-rsid="0311e888" style:font-size-asian="12pt" style:font-size-complex="12pt"/>
    </style:style>
    <style:style style:name="P126" style:family="paragraph" style:parent-style-name="Table_20_Contents">
      <style:text-properties style:font-name="Courier 10 Pitch" fo:font-size="12pt" officeooo:rsid="00114cd5" officeooo:paragraph-rsid="0319e8e4" style:font-size-asian="12pt" style:font-size-complex="12pt"/>
    </style:style>
    <style:style style:name="P127" style:family="paragraph" style:parent-style-name="Table_20_Contents">
      <style:text-properties style:font-name="Courier 10 Pitch" fo:font-size="12pt" officeooo:rsid="00114cd5" officeooo:paragraph-rsid="0320f70e" style:font-size-asian="12pt" style:font-size-complex="12pt"/>
    </style:style>
    <style:style style:name="P128" style:family="paragraph" style:parent-style-name="Table_20_Contents">
      <style:text-properties style:font-name="Courier 10 Pitch" fo:font-size="12pt" officeooo:rsid="00114cd5" officeooo:paragraph-rsid="032728e3" style:font-size-asian="12pt" style:font-size-complex="12pt"/>
    </style:style>
    <style:style style:name="P129" style:family="paragraph" style:parent-style-name="Table_20_Contents">
      <style:text-properties style:font-name="Courier 10 Pitch" fo:font-size="12pt" officeooo:rsid="00114cd5" officeooo:paragraph-rsid="03284e93" style:font-size-asian="12pt" style:font-size-complex="12pt"/>
    </style:style>
    <style:style style:name="P130" style:family="paragraph" style:parent-style-name="Table_20_Contents">
      <style:text-properties style:font-name="Courier 10 Pitch" fo:font-size="12pt" officeooo:rsid="00114cd5" officeooo:paragraph-rsid="0328d19a" style:font-size-asian="12pt" style:font-size-complex="12pt"/>
    </style:style>
    <style:style style:name="P131" style:family="paragraph" style:parent-style-name="Table_20_Contents">
      <style:text-properties style:font-name="Courier 10 Pitch" fo:font-size="12pt" officeooo:rsid="00114cd5" officeooo:paragraph-rsid="032a83a1" style:font-size-asian="12pt" style:font-size-complex="12pt"/>
    </style:style>
    <style:style style:name="P132" style:family="paragraph" style:parent-style-name="Table_20_Contents">
      <style:text-properties style:font-name="Courier 10 Pitch" fo:font-size="12pt" officeooo:rsid="00114cd5" officeooo:paragraph-rsid="032f0644" style:font-size-asian="12pt" style:font-size-complex="12pt"/>
    </style:style>
    <style:style style:name="P133" style:family="paragraph" style:parent-style-name="Table_20_Contents">
      <style:text-properties style:font-name="Courier 10 Pitch" fo:font-size="12pt" officeooo:rsid="00114cd5" officeooo:paragraph-rsid="03e5afa3" style:font-size-asian="12pt" style:font-size-complex="12pt"/>
    </style:style>
    <style:style style:name="P134" style:family="paragraph" style:parent-style-name="Table_20_Contents">
      <style:text-properties style:font-name="Courier 10 Pitch" fo:font-size="12pt" officeooo:rsid="003e9807" officeooo:paragraph-rsid="03284e93" style:font-size-asian="12pt" style:font-size-complex="12pt"/>
    </style:style>
    <style:style style:name="P135" style:family="paragraph" style:parent-style-name="Table_20_Contents">
      <style:text-properties style:font-name="Courier 10 Pitch" fo:font-size="12pt" officeooo:rsid="003e9807" officeooo:paragraph-rsid="032f0644" style:font-size-asian="12pt" style:font-size-complex="12pt"/>
    </style:style>
    <style:style style:name="P136" style:family="paragraph" style:parent-style-name="Table_20_Contents">
      <style:text-properties style:font-name="Courier 10 Pitch" fo:font-size="12pt" officeooo:rsid="003e9807" officeooo:paragraph-rsid="03593921" style:font-size-asian="12pt" style:font-size-complex="12pt"/>
    </style:style>
    <style:style style:name="P137" style:family="paragraph" style:parent-style-name="Table_20_Contents">
      <style:text-properties style:font-name="Courier 10 Pitch" fo:font-size="12pt" officeooo:rsid="003e9807" officeooo:paragraph-rsid="03cbc94c" style:font-size-asian="12pt" style:font-size-complex="12pt"/>
    </style:style>
    <style:style style:name="P138" style:family="paragraph" style:parent-style-name="Table_20_Contents">
      <style:text-properties style:font-name="Courier 10 Pitch" fo:font-size="12pt" officeooo:rsid="00f931bf" officeooo:paragraph-rsid="0320f70e" style:font-size-asian="12pt" style:font-size-complex="12pt"/>
    </style:style>
    <style:style style:name="P139" style:family="paragraph" style:parent-style-name="Table_20_Contents">
      <style:text-properties style:font-name="Courier 10 Pitch" fo:font-size="12pt" officeooo:rsid="00f931bf" officeooo:paragraph-rsid="032728e3" style:font-size-asian="12pt" style:font-size-complex="12pt"/>
    </style:style>
    <style:style style:name="P140" style:family="paragraph" style:parent-style-name="Table_20_Contents">
      <style:text-properties style:font-name="Courier 10 Pitch" fo:font-size="12pt" officeooo:rsid="00f931bf" officeooo:paragraph-rsid="03284e93" style:font-size-asian="12pt" style:font-size-complex="12pt"/>
    </style:style>
    <style:style style:name="P141" style:family="paragraph" style:parent-style-name="Table_20_Contents">
      <style:text-properties style:font-name="Courier 10 Pitch" fo:font-size="12pt" officeooo:rsid="00f931bf" officeooo:paragraph-rsid="0328d19a" style:font-size-asian="12pt" style:font-size-complex="12pt"/>
    </style:style>
    <style:style style:name="P142" style:family="paragraph" style:parent-style-name="Table_20_Contents">
      <style:text-properties style:font-name="Courier 10 Pitch" fo:font-size="12pt" officeooo:rsid="00f931bf" officeooo:paragraph-rsid="032a83a1" style:font-size-asian="12pt" style:font-size-complex="12pt"/>
    </style:style>
    <style:style style:name="P143" style:family="paragraph" style:parent-style-name="Table_20_Contents">
      <style:text-properties style:font-name="Courier 10 Pitch" fo:font-size="12pt" officeooo:rsid="00f931bf" officeooo:paragraph-rsid="032f0644" style:font-size-asian="12pt" style:font-size-complex="12pt"/>
    </style:style>
    <style:style style:name="P144" style:family="paragraph" style:parent-style-name="Table_20_Contents">
      <style:text-properties style:font-name="Courier 10 Pitch" fo:font-size="12pt" officeooo:rsid="00f931bf" officeooo:paragraph-rsid="03593921" style:font-size-asian="12pt" style:font-size-complex="12pt"/>
    </style:style>
    <style:style style:name="P145" style:family="paragraph" style:parent-style-name="Table_20_Contents">
      <style:text-properties style:font-name="Courier 10 Pitch" fo:font-size="12pt" officeooo:rsid="00f931bf" officeooo:paragraph-rsid="035aeecb" style:font-size-asian="12pt" style:font-size-complex="12pt"/>
    </style:style>
    <style:style style:name="P146" style:family="paragraph" style:parent-style-name="Table_20_Contents">
      <style:text-properties style:font-name="Courier 10 Pitch" fo:font-size="12pt" officeooo:rsid="00f931bf" officeooo:paragraph-rsid="03cbc94c" style:font-size-asian="12pt" style:font-size-complex="12pt"/>
    </style:style>
    <style:style style:name="P147" style:family="paragraph" style:parent-style-name="Table_20_Contents">
      <style:text-properties style:font-name="Courier 10 Pitch" fo:font-size="12pt" officeooo:rsid="00edb34c" officeooo:paragraph-rsid="032728e3" style:font-size-asian="12pt" style:font-size-complex="12pt"/>
    </style:style>
    <style:style style:name="P148" style:family="paragraph" style:parent-style-name="Table_20_Contents">
      <style:text-properties style:font-name="Courier 10 Pitch" fo:font-size="12pt" officeooo:rsid="00edb34c" officeooo:paragraph-rsid="03284e93" style:font-size-asian="12pt" style:font-size-complex="12pt"/>
    </style:style>
    <style:style style:name="P149" style:family="paragraph" style:parent-style-name="Table_20_Contents">
      <style:text-properties style:font-name="Courier 10 Pitch" fo:font-size="12pt" officeooo:rsid="00edb34c" officeooo:paragraph-rsid="032f0644" style:font-size-asian="12pt" style:font-size-complex="12pt"/>
    </style:style>
    <style:style style:name="P150" style:family="paragraph" style:parent-style-name="Table_20_Contents">
      <style:text-properties style:font-name="Courier 10 Pitch" fo:font-size="12pt" officeooo:rsid="00edb34c" officeooo:paragraph-rsid="03593921" style:font-size-asian="12pt" style:font-size-complex="12pt"/>
    </style:style>
    <style:style style:name="P151" style:family="paragraph" style:parent-style-name="Table_20_Contents">
      <style:text-properties style:font-name="Courier 10 Pitch" fo:font-size="12pt" officeooo:rsid="011854fc" officeooo:paragraph-rsid="011854fc" style:font-size-asian="12pt" style:font-size-complex="12pt"/>
    </style:style>
    <style:style style:name="P152" style:family="paragraph" style:parent-style-name="Table_20_Contents">
      <style:text-properties style:font-name="Courier 10 Pitch" fo:font-size="12pt" officeooo:rsid="028b0f10" officeooo:paragraph-rsid="03284e93" style:font-size-asian="12pt" style:font-size-complex="12pt"/>
    </style:style>
    <style:style style:name="P153" style:family="paragraph" style:parent-style-name="Table_20_Contents">
      <style:text-properties style:font-name="Courier 10 Pitch" fo:font-size="12pt" officeooo:rsid="027894ad" officeooo:paragraph-rsid="0311e888" style:font-size-asian="12pt" style:font-size-complex="12pt"/>
    </style:style>
    <style:style style:name="P154" style:family="paragraph" style:parent-style-name="Table_20_Contents">
      <style:text-properties style:font-name="Courier 10 Pitch" fo:font-size="12pt" officeooo:rsid="027894ad" officeooo:paragraph-rsid="032f0644" style:font-size-asian="12pt" style:font-size-complex="12pt"/>
    </style:style>
    <style:style style:name="P155" style:family="paragraph" style:parent-style-name="Table_20_Contents">
      <style:text-properties style:font-name="Courier 10 Pitch" fo:font-size="12pt" officeooo:rsid="027894ad" officeooo:paragraph-rsid="03593921" style:font-size-asian="12pt" style:font-size-complex="12pt"/>
    </style:style>
    <style:style style:name="P156" style:family="paragraph" style:parent-style-name="Table_20_Contents">
      <style:text-properties style:font-name="Courier 10 Pitch" fo:font-size="12pt" officeooo:rsid="027894ad" officeooo:paragraph-rsid="03e5afa3" style:font-size-asian="12pt" style:font-size-complex="12pt"/>
    </style:style>
    <style:style style:name="P157" style:family="paragraph" style:parent-style-name="Table_20_Contents">
      <style:text-properties style:font-name="Courier 10 Pitch" fo:font-size="12pt" officeooo:rsid="022eab11" officeooo:paragraph-rsid="0311e888" style:font-size-asian="12pt" style:font-size-complex="12pt"/>
    </style:style>
    <style:style style:name="P158" style:family="paragraph" style:parent-style-name="Table_20_Contents">
      <style:text-properties style:font-name="Courier 10 Pitch" fo:font-size="12pt" officeooo:rsid="0312dca7" officeooo:paragraph-rsid="0312dca7" style:font-size-asian="12pt" style:font-size-complex="12pt"/>
    </style:style>
    <style:style style:name="P159" style:family="paragraph" style:parent-style-name="Table_20_Contents">
      <style:text-properties style:font-name="Courier 10 Pitch" fo:font-size="12pt" officeooo:rsid="0312dca7" officeooo:paragraph-rsid="03593921" style:font-size-asian="12pt" style:font-size-complex="12pt"/>
    </style:style>
    <style:style style:name="P160" style:family="paragraph" style:parent-style-name="Table_20_Contents">
      <style:text-properties style:font-name="Courier 10 Pitch" fo:font-size="12pt" officeooo:rsid="0312dca7" officeooo:paragraph-rsid="03cbc94c" style:font-size-asian="12pt" style:font-size-complex="12pt"/>
    </style:style>
    <style:style style:name="P161" style:family="paragraph" style:parent-style-name="Table_20_Contents">
      <style:text-properties style:font-name="Courier 10 Pitch" fo:font-size="12pt" officeooo:rsid="00fb563d" officeooo:paragraph-rsid="0320f70e" style:font-size-asian="12pt" style:font-size-complex="12pt"/>
    </style:style>
    <style:style style:name="P162" style:family="paragraph" style:parent-style-name="Table_20_Contents">
      <style:text-properties style:font-name="Courier 10 Pitch" fo:font-size="12pt" officeooo:rsid="00fb563d" officeooo:paragraph-rsid="0328d19a" style:font-size-asian="12pt" style:font-size-complex="12pt"/>
    </style:style>
    <style:style style:name="P163" style:family="paragraph" style:parent-style-name="Table_20_Contents">
      <style:text-properties style:font-name="Courier 10 Pitch" fo:font-size="12pt" officeooo:rsid="00fca839" officeooo:paragraph-rsid="0320f70e" style:font-size-asian="12pt" style:font-size-complex="12pt"/>
    </style:style>
    <style:style style:name="P164" style:family="paragraph" style:parent-style-name="Table_20_Contents">
      <style:text-properties style:font-name="Courier 10 Pitch" fo:font-size="12pt" officeooo:rsid="032f0644" officeooo:paragraph-rsid="032f0644" style:font-size-asian="12pt" style:font-size-complex="12pt"/>
    </style:style>
    <style:style style:name="P165" style:family="paragraph" style:parent-style-name="Table_20_Contents">
      <style:text-properties style:font-name="Courier 10 Pitch" fo:font-size="12pt" officeooo:rsid="0349c6cf" officeooo:paragraph-rsid="0349c6cf" style:font-size-asian="12pt" style:font-size-complex="12pt"/>
    </style:style>
    <style:style style:name="P166" style:family="paragraph" style:parent-style-name="Table_20_Contents">
      <style:text-properties style:font-name="Courier 10 Pitch" fo:font-size="12pt" officeooo:rsid="035aeecb" officeooo:paragraph-rsid="035aeecb" style:font-size-asian="12pt" style:font-size-complex="12pt"/>
    </style:style>
    <style:style style:name="P167" style:family="paragraph" style:parent-style-name="Table_20_Contents">
      <style:text-properties style:font-name="Courier 10 Pitch" fo:font-size="12pt" officeooo:rsid="036aa842" officeooo:paragraph-rsid="036aa842" style:font-size-asian="12pt" style:font-size-complex="12pt"/>
    </style:style>
    <style:style style:name="P168" style:family="paragraph" style:parent-style-name="Table_20_Contents">
      <style:text-properties style:font-name="Courier 10 Pitch" fo:font-size="12pt" officeooo:rsid="03cbc94c" officeooo:paragraph-rsid="03cbc94c" style:font-size-asian="12pt" style:font-size-complex="12pt"/>
    </style:style>
    <style:style style:name="P169" style:family="paragraph" style:parent-style-name="Table_20_Contents">
      <style:text-properties style:font-name="Courier 10 Pitch" fo:font-size="12pt" officeooo:rsid="03ccfb18" officeooo:paragraph-rsid="03ccfb18" style:font-size-asian="12pt" style:font-size-complex="12pt"/>
    </style:style>
    <style:style style:name="P170" style:family="paragraph" style:parent-style-name="Table_20_Contents">
      <style:text-properties style:font-name="Courier 10 Pitch" officeooo:rsid="00fca839" officeooo:paragraph-rsid="0311e888"/>
    </style:style>
    <style:style style:name="P171" style:family="paragraph" style:parent-style-name="Table_20_Contents">
      <style:text-properties style:font-name="Courier 10 Pitch" officeooo:rsid="00fca839" officeooo:paragraph-rsid="03284e93"/>
    </style:style>
    <style:style style:name="P172" style:family="paragraph" style:parent-style-name="Table_20_Contents">
      <style:text-properties style:font-name="Courier 10 Pitch" officeooo:rsid="00fca839" officeooo:paragraph-rsid="032a83a1"/>
    </style:style>
    <style:style style:name="P173" style:family="paragraph" style:parent-style-name="Table_20_Contents">
      <style:text-properties style:font-name="Courier 10 Pitch" officeooo:rsid="00f931bf" officeooo:paragraph-rsid="0311e888"/>
    </style:style>
    <style:style style:name="P174" style:family="paragraph" style:parent-style-name="Table_20_Contents">
      <style:text-properties style:font-name="Courier 10 Pitch" officeooo:rsid="00f931bf" officeooo:paragraph-rsid="03284e93"/>
    </style:style>
    <style:style style:name="P175" style:family="paragraph" style:parent-style-name="Table_20_Contents">
      <style:text-properties style:font-name="Courier 10 Pitch" officeooo:rsid="00f931bf" officeooo:paragraph-rsid="032a83a1"/>
    </style:style>
    <style:style style:name="P176" style:family="paragraph" style:parent-style-name="Table_20_Contents">
      <style:text-properties style:font-name="Courier 10 Pitch" officeooo:rsid="0234337c" officeooo:paragraph-rsid="0311e888"/>
    </style:style>
    <style:style style:name="P177" style:family="paragraph" style:parent-style-name="Table_20_Contents">
      <style:text-properties style:font-name="Courier 10 Pitch" officeooo:rsid="0234337c" officeooo:paragraph-rsid="03284e93"/>
    </style:style>
    <style:style style:name="P178" style:family="paragraph" style:parent-style-name="Table_20_Contents">
      <style:text-properties style:font-name="Courier 10 Pitch" officeooo:rsid="0378e651" officeooo:paragraph-rsid="0378e651"/>
    </style:style>
    <style:style style:name="P179" style:family="paragraph" style:parent-style-name="Table_20_Contents">
      <style:text-properties style:font-name="Courier 10 Pitch" officeooo:rsid="03b72a47" officeooo:paragraph-rsid="03b7caca"/>
    </style:style>
    <style:style style:name="P180" style:family="paragraph" style:parent-style-name="Table_20_Contents">
      <style:text-properties style:font-name="Courier 10 Pitch" officeooo:rsid="03bfa719" officeooo:paragraph-rsid="03bfa719"/>
    </style:style>
    <style:style style:name="P181" style:family="paragraph" style:parent-style-name="Table_20_Contents">
      <style:text-properties style:font-name="Courier 10 Pitch" officeooo:rsid="03bfa719" officeooo:paragraph-rsid="03bfe0c1"/>
    </style:style>
    <style:style style:name="P182" style:family="paragraph" style:parent-style-name="Table_20_Contents">
      <style:text-properties style:font-name="Courier 10 Pitch" officeooo:rsid="03bfa719" officeooo:paragraph-rsid="03c1d15d"/>
    </style:style>
    <style:style style:name="P183" style:family="paragraph" style:parent-style-name="Table_20_Contents">
      <style:text-properties style:font-name="Courier 10 Pitch" officeooo:rsid="03d954e2" officeooo:paragraph-rsid="03d954e2"/>
    </style:style>
    <style:style style:name="P184" style:family="paragraph" style:parent-style-name="Standard">
      <style:text-properties style:font-name="Courier 10 Pitch" fo:font-size="12pt" officeooo:rsid="00fd9aa3" officeooo:paragraph-rsid="0311e888" style:font-size-asian="12pt" style:font-size-complex="12pt"/>
    </style:style>
    <style:style style:name="P185" style:family="paragraph" style:parent-style-name="Standard">
      <style:text-properties style:font-name="Courier 10 Pitch" fo:font-size="12pt" officeooo:rsid="03117a1a" officeooo:paragraph-rsid="03117a1a" style:font-size-asian="12pt" style:font-size-complex="12pt"/>
    </style:style>
    <style:style style:name="P186" style:family="paragraph" style:parent-style-name="Standard">
      <style:text-properties style:font-name="Courier 10 Pitch" fo:font-size="12pt" officeooo:rsid="031b4d6f" officeooo:paragraph-rsid="031b4d6f" style:font-size-asian="12pt" style:font-size-complex="12pt"/>
    </style:style>
    <style:style style:name="P187" style:family="paragraph" style:parent-style-name="Standard">
      <style:text-properties style:font-name="Courier 10 Pitch" fo:font-size="12pt" officeooo:rsid="0320f70e" officeooo:paragraph-rsid="0320f70e" style:font-size-asian="12pt" style:font-size-complex="12pt"/>
    </style:style>
    <style:style style:name="T1" style:family="text">
      <style:text-properties officeooo:rsid="006eb504"/>
    </style:style>
    <style:style style:name="T2" style:family="text">
      <style:text-properties fo:font-variant="normal" fo:text-transform="none" fo:color="#000000" fo:letter-spacing="normal" fo:font-style="normal" fo:font-weight="normal" officeooo:rsid="011854fc"/>
    </style:style>
    <style:style style:name="T3" style:family="text">
      <style:text-properties fo:font-variant="normal" fo:text-transform="none" fo:color="#000000" fo:letter-spacing="normal" fo:font-style="normal" fo:font-weight="normal" officeooo:rsid="022eab11"/>
    </style:style>
    <style:style style:name="T4" style:family="text">
      <style:text-properties fo:font-variant="normal" fo:text-transform="none" fo:color="#000000" fo:letter-spacing="normal" fo:font-style="normal" fo:font-weight="normal" officeooo:rsid="0235b340"/>
    </style:style>
    <style:style style:name="T5" style:family="text">
      <style:text-properties fo:font-variant="normal" fo:text-transform="none" fo:color="#000000" fo:letter-spacing="normal" fo:font-style="normal" fo:font-weight="normal" officeooo:rsid="02387d20"/>
    </style:style>
    <style:style style:name="T6" style:family="text">
      <style:text-properties fo:font-variant="normal" fo:text-transform="none" fo:color="#000000" fo:letter-spacing="normal" fo:font-style="normal" fo:font-weight="normal" officeooo:rsid="023b02fd"/>
    </style:style>
    <style:style style:name="T7" style:family="text">
      <style:text-properties fo:font-variant="normal" fo:text-transform="none" fo:color="#000000" fo:letter-spacing="normal" fo:font-style="normal" fo:font-weight="normal" officeooo:rsid="023f8f69"/>
    </style:style>
    <style:style style:name="T8" style:family="text">
      <style:text-properties fo:font-variant="normal" fo:text-transform="none" fo:color="#000000" fo:letter-spacing="normal" fo:font-style="normal" fo:font-weight="normal" officeooo:rsid="024535b8"/>
    </style:style>
    <style:style style:name="T9" style:family="text">
      <style:text-properties fo:font-variant="normal" fo:text-transform="none" fo:color="#000000" fo:letter-spacing="normal" fo:font-style="normal" fo:font-weight="normal" officeooo:rsid="00114906"/>
    </style:style>
    <style:style style:name="T10" style:family="text">
      <style:text-properties fo:font-variant="normal" fo:text-transform="none" fo:color="#000000" fo:letter-spacing="normal" fo:font-style="normal" fo:font-weight="normal" officeooo:rsid="02485067"/>
    </style:style>
    <style:style style:name="T11" style:family="text">
      <style:text-properties fo:font-variant="normal" fo:text-transform="none" fo:color="#000000" fo:letter-spacing="normal" fo:font-style="normal" fo:font-weight="normal" officeooo:rsid="026cf84e"/>
    </style:style>
    <style:style style:name="T12" style:family="text">
      <style:text-properties fo:font-variant="normal" fo:text-transform="none" fo:color="#000000" fo:letter-spacing="normal" fo:font-style="normal" fo:font-weight="normal" officeooo:rsid="026ed213"/>
    </style:style>
    <style:style style:name="T13" style:family="text">
      <style:text-properties fo:font-variant="normal" fo:text-transform="none" fo:color="#000000" fo:letter-spacing="normal" fo:font-style="normal" fo:font-weight="normal" officeooo:rsid="0310782e"/>
    </style:style>
    <style:style style:name="T14" style:family="text">
      <style:text-properties fo:font-variant="normal" fo:text-transform="none" fo:color="#000000" fo:letter-spacing="normal" fo:font-style="normal" fo:font-weight="normal" officeooo:rsid="03190480"/>
    </style:style>
    <style:style style:name="T15" style:family="text">
      <style:text-properties fo:font-variant="normal" fo:text-transform="none" fo:color="#000000" fo:letter-spacing="normal" fo:font-style="normal" fo:font-weight="normal" officeooo:rsid="031b47e2"/>
    </style:style>
    <style:style style:name="T16" style:family="text">
      <style:text-properties fo:font-variant="normal" fo:text-transform="none" fo:color="#000000" fo:letter-spacing="normal" fo:font-style="normal" fo:font-weight="normal" officeooo:rsid="03e4bc22"/>
    </style:style>
    <style:style style:name="T17" style:family="text">
      <style:text-properties fo:font-variant="normal" fo:text-transform="none" fo:color="#000000" style:font-name="Courier 10 Pitch" fo:letter-spacing="normal" fo:font-style="normal" fo:font-weight="normal" officeooo:rsid="011854fc"/>
    </style:style>
    <style:style style:name="T18" style:family="text">
      <style:text-properties fo:font-variant="normal" fo:text-transform="none" fo:color="#333333" style:font-name="Courier 10 Pitch" fo:letter-spacing="normal" fo:font-style="normal" fo:font-weight="normal" officeooo:rsid="00114906"/>
    </style:style>
    <style:style style:name="T19" style:family="text">
      <style:text-properties fo:font-variant="normal" fo:text-transform="none" fo:color="#333333" fo:letter-spacing="normal" fo:font-style="normal" fo:font-weight="normal" officeooo:rsid="00114906"/>
    </style:style>
    <style:style style:name="T20" style:family="text">
      <style:text-properties fo:font-variant="normal" fo:text-transform="none" fo:letter-spacing="normal" fo:font-style="normal" fo:font-weight="normal" officeooo:rsid="023e04eb" style:font-size-asian="12pt" style:font-size-complex="12pt"/>
    </style:style>
    <style:style style:name="T21" style:family="text">
      <style:text-properties fo:font-variant="normal" fo:text-transform="none" fo:letter-spacing="normal" fo:font-style="normal" fo:font-weight="normal" officeooo:rsid="03c4c66e" style:font-size-asian="12pt" style:font-size-complex="12pt"/>
    </style:style>
    <style:style style:name="T22" style:family="text">
      <style:text-properties fo:font-variant="normal" fo:text-transform="none" fo:letter-spacing="normal" fo:font-style="normal" fo:font-weight="normal" officeooo:rsid="03c78894" style:font-size-asian="12pt" style:font-size-complex="12pt"/>
    </style:style>
    <style:style style:name="T23" style:family="text">
      <style:text-properties fo:font-variant="normal" fo:text-transform="none" fo:color="#800000" fo:letter-spacing="normal" fo:font-style="normal" fo:font-weight="normal" officeooo:rsid="03593921"/>
    </style:style>
    <style:style style:name="T24" style:family="text">
      <style:text-properties fo:font-variant="normal" fo:text-transform="none" fo:color="#800000" fo:letter-spacing="normal" fo:font-style="normal" fo:font-weight="normal" officeooo:rsid="023e04eb"/>
    </style:style>
    <style:style style:name="T25" style:family="text">
      <style:text-properties fo:font-variant="normal" fo:text-transform="none" fo:color="#800000" fo:letter-spacing="normal" fo:font-style="normal" fo:font-weight="normal" officeooo:rsid="0366d34c"/>
    </style:style>
    <style:style style:name="T26" style:family="text">
      <style:text-properties fo:font-variant="normal" fo:text-transform="none" fo:color="#800000" fo:letter-spacing="normal" fo:font-style="normal" fo:font-weight="normal" officeooo:rsid="03c4c66e"/>
    </style:style>
    <style:style style:name="T27" style:family="text">
      <style:text-properties fo:font-variant="normal" fo:text-transform="none" fo:color="#800000" fo:letter-spacing="normal" fo:font-style="normal" fo:font-weight="normal" officeooo:rsid="03c78894"/>
    </style:style>
    <style:style style:name="T28" style:family="text">
      <style:text-properties fo:font-variant="normal" fo:text-transform="none" fo:color="#800000" fo:letter-spacing="normal" fo:font-style="normal" fo:font-weight="normal" officeooo:rsid="03cade2a"/>
    </style:style>
    <style:style style:name="T29" style:family="text">
      <style:text-properties fo:font-variant="normal" fo:text-transform="none" fo:color="#800000" fo:letter-spacing="normal" fo:font-style="normal" fo:font-weight="normal" officeooo:rsid="03d31803"/>
    </style:style>
    <style:style style:name="T30" style:family="text">
      <style:text-properties fo:font-variant="normal" fo:text-transform="none" fo:color="#800000" fo:letter-spacing="normal" fo:font-style="normal" fo:font-weight="normal" officeooo:rsid="03d4b1fa"/>
    </style:style>
    <style:style style:name="T31" style:family="text">
      <style:text-properties fo:font-variant="normal" fo:text-transform="none" fo:color="#800000" fo:letter-spacing="normal" fo:font-style="normal" fo:font-weight="normal" officeooo:rsid="03d663cb"/>
    </style:style>
    <style:style style:name="T32" style:family="text">
      <style:text-properties fo:font-variant="normal" fo:text-transform="none" fo:color="#800000" fo:letter-spacing="normal" fo:font-style="normal" fo:font-weight="normal" officeooo:rsid="03dcfd4c"/>
    </style:style>
    <style:style style:name="T33" style:family="text">
      <style:text-properties fo:font-variant="normal" fo:text-transform="none" fo:color="#800000" fo:letter-spacing="normal" fo:font-style="normal" fo:font-weight="normal" officeooo:rsid="03deaaf3"/>
    </style:style>
    <style:style style:name="T34" style:family="text">
      <style:text-properties fo:font-variant="normal" fo:text-transform="none" fo:color="#800000" fo:letter-spacing="normal" fo:font-style="normal" fo:font-weight="normal" officeooo:rsid="03ea6b78"/>
    </style:style>
    <style:style style:name="T35" style:family="text">
      <style:text-properties fo:font-variant="normal" fo:text-transform="none" fo:color="#800000" fo:letter-spacing="normal" fo:font-style="normal" style:text-underline-style="none" fo:font-weight="normal" officeooo:rsid="03c4c66e"/>
    </style:style>
    <style:style style:name="T36" style:family="text">
      <style:text-properties fo:font-variant="normal" fo:text-transform="none" fo:color="#800000" fo:letter-spacing="normal" fo:font-style="normal" style:text-underline-style="none" fo:font-weight="normal" officeooo:rsid="023e04eb"/>
    </style:style>
    <style:style style:name="T37" style:family="text">
      <style:text-properties officeooo:rsid="00114906"/>
    </style:style>
    <style:style style:name="T38" style:family="text">
      <style:text-properties fo:color="#000000"/>
    </style:style>
    <style:style style:name="T39" style:family="text">
      <style:text-properties fo:color="#000000" officeooo:rsid="00f89472"/>
    </style:style>
    <style:style style:name="T40" style:family="text">
      <style:text-properties fo:color="#000000" officeooo:rsid="00f5bf87"/>
    </style:style>
    <style:style style:name="T41" style:family="text">
      <style:text-properties fo:color="#000000" officeooo:rsid="01008ecd"/>
    </style:style>
    <style:style style:name="T42" style:family="text">
      <style:text-properties fo:color="#000000" officeooo:rsid="01009191"/>
    </style:style>
    <style:style style:name="T43" style:family="text">
      <style:text-properties fo:color="#000000" officeooo:rsid="01169316"/>
    </style:style>
    <style:style style:name="T44" style:family="text">
      <style:text-properties fo:color="#000000" officeooo:rsid="02387d20"/>
    </style:style>
    <style:style style:name="T45" style:family="text">
      <style:text-properties fo:color="#000000" officeooo:rsid="02390416"/>
    </style:style>
    <style:style style:name="T46" style:family="text">
      <style:text-properties fo:color="#000000" officeooo:rsid="02439cd1"/>
    </style:style>
    <style:style style:name="T47" style:family="text">
      <style:text-properties fo:color="#000000" officeooo:rsid="0132cc9c"/>
    </style:style>
    <style:style style:name="T48" style:family="text">
      <style:text-properties fo:color="#000000" officeooo:rsid="026c42c4"/>
    </style:style>
    <style:style style:name="T49" style:family="text">
      <style:text-properties fo:color="#000000" officeooo:rsid="030fce8a"/>
    </style:style>
    <style:style style:name="T50" style:family="text">
      <style:text-properties fo:color="#000000" officeooo:rsid="0311e888"/>
    </style:style>
    <style:style style:name="T51" style:family="text">
      <style:text-properties fo:color="#000000" officeooo:rsid="0312dca7"/>
    </style:style>
    <style:style style:name="T52" style:family="text">
      <style:text-properties fo:color="#000000" officeooo:rsid="0319e8e4"/>
    </style:style>
    <style:style style:name="T53" style:family="text">
      <style:text-properties fo:color="#000000" officeooo:rsid="03284e93"/>
    </style:style>
    <style:style style:name="T54" style:family="text">
      <style:text-properties fo:color="#000000" officeooo:rsid="03e4bc22"/>
    </style:style>
    <style:style style:name="T55" style:family="text">
      <style:text-properties fo:color="#000000" officeooo:rsid="03e5afa3"/>
    </style:style>
    <style:style style:name="T56" style:family="text">
      <style:text-properties officeooo:rsid="00f2e03c"/>
    </style:style>
    <style:style style:name="T57" style:family="text">
      <style:text-properties officeooo:rsid="00fb563d"/>
    </style:style>
    <style:style style:name="T58" style:family="text">
      <style:text-properties officeooo:rsid="00fca839"/>
    </style:style>
    <style:style style:name="T59" style:family="text">
      <style:text-properties officeooo:rsid="00114906" style:font-size-asian="12pt" style:font-size-complex="12pt"/>
    </style:style>
    <style:style style:name="T60" style:family="text">
      <style:text-properties officeooo:rsid="01009191"/>
    </style:style>
    <style:style style:name="T61" style:family="text">
      <style:text-properties officeooo:rsid="023b02fd"/>
    </style:style>
    <style:style style:name="T62" style:family="text">
      <style:text-properties officeooo:rsid="0132cc9c"/>
    </style:style>
    <style:style style:name="T63" style:family="text">
      <style:text-properties officeooo:rsid="02700e0c"/>
    </style:style>
    <style:style style:name="T64" style:family="text">
      <style:text-properties officeooo:rsid="02dfa958"/>
    </style:style>
    <style:style style:name="T65" style:family="text">
      <style:text-properties officeooo:rsid="02ee32a7"/>
    </style:style>
    <style:style style:name="T66" style:family="text">
      <style:text-properties officeooo:rsid="02f92436"/>
    </style:style>
    <style:style style:name="T67" style:family="text">
      <style:text-properties officeooo:rsid="0310782e"/>
    </style:style>
    <style:style style:name="T68" style:family="text">
      <style:text-properties officeooo:rsid="03117a1a"/>
    </style:style>
    <style:style style:name="T69" style:family="text">
      <style:text-properties officeooo:rsid="0320f70e"/>
    </style:style>
    <style:style style:name="T70" style:family="text">
      <style:text-properties officeooo:rsid="032728e3"/>
    </style:style>
    <style:style style:name="T71" style:family="text">
      <style:text-properties officeooo:rsid="0328d19a"/>
    </style:style>
    <style:style style:name="T72" style:family="text">
      <style:text-properties officeooo:rsid="032a83a1"/>
    </style:style>
    <style:style style:name="T73" style:family="text">
      <style:text-properties officeooo:rsid="03593921"/>
    </style:style>
    <style:style style:name="T74" style:family="text">
      <style:text-properties officeooo:rsid="035aeecb"/>
    </style:style>
    <style:style style:name="T75" style:family="text">
      <style:text-properties officeooo:rsid="036aa842"/>
    </style:style>
    <style:style style:name="T76" style:family="text">
      <style:text-properties officeooo:rsid="036f3737"/>
    </style:style>
    <style:style style:name="T77" style:family="text">
      <style:text-properties officeooo:rsid="0382f8dd"/>
    </style:style>
    <style:style style:name="T78" style:family="text">
      <style:text-properties officeooo:rsid="0390c40c"/>
    </style:style>
    <style:style style:name="T79" style:family="text">
      <style:text-properties officeooo:rsid="0393ef1c"/>
    </style:style>
    <style:style style:name="T80" style:family="text">
      <style:text-properties officeooo:rsid="03bfe0c1"/>
    </style:style>
    <style:style style:name="T81" style:family="text">
      <style:text-properties officeooo:rsid="03c1d15d"/>
    </style:style>
    <style:style style:name="T82" style:family="text">
      <style:text-properties officeooo:rsid="03c78894"/>
    </style:style>
    <style:style style:name="T83" style:family="text">
      <style:text-properties officeooo:rsid="03cbc94c"/>
    </style:style>
    <style:style style:name="T84" style:family="text">
      <style:text-properties officeooo:rsid="03ccfb18"/>
    </style:style>
    <style:style style:name="T85" style:family="text">
      <style:text-properties officeooo:rsid="00edb34c"/>
    </style:style>
    <style:style style:name="T86" style:family="text">
      <style:text-properties officeooo:rsid="03d4b1fa"/>
    </style:style>
    <style:style style:name="T87" style:family="text">
      <style:text-properties officeooo:rsid="03d5e75b"/>
    </style:style>
    <style:style style:name="T88" style:family="text">
      <style:text-properties officeooo:rsid="03d6939f"/>
    </style:style>
    <style:style style:name="T89" style:family="text">
      <style:text-properties officeooo:rsid="03dfee68"/>
    </style:style>
    <style:style style:name="T90" style:family="text">
      <style:text-properties officeooo:rsid="03e5afa3"/>
    </style:style>
    <style:style style:name="T91" style:family="text">
      <style:text-properties style:text-underline-style="none"/>
    </style:style>
    <style:style style:name="T92" style:family="text">
      <style:text-properties officeooo:rsid="03ece5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><text:span text:style-name="T59">Main URL : </text:span><text:span text:style-name="T21">http://demo2server.com/</text:span><text:span text:style-name="T22">eatapp</text:span><text:span text:style-name="T20">/api/</text:span></text:p>
      <text:p text:style-name="P111">Notes: Pass a valid API Access key in authorization header for access all API</text:p>
      <text:p text:style-name="P111"/>
      <text:p text:style-name="P112">Credenttial For get access token</text:p>
      <text:p text:style-name="P113">email:<text:bookmark-start text:name="__DdeLink__1311_1811030620"/><text:bookmark-start text:name="__DdeLink__1594_1811030620"/><text:span text:style-name="T64">developer@eatapp.com</text:span><text:bookmark-end text:name="__DdeLink__1311_1811030620"/><text:bookmark-end text:name="__DdeLink__1594_1811030620"/></text:p>
      <text:p text:style-name="P112">password:<text:bookmark-start text:name="__DdeLink__1596_1811030620"/><text:bookmark-start text:name="__DdeLink__1313_1811030620"/>123456<text:bookmark-end text:name="__DdeLink__1596_1811030620"/><text:bookmark-end text:name="__DdeLink__1313_1811030620"/><text:span text:style-name="T82">78</text:span></text:p>
      <text:p text:style-name="P114">Please send <text:bookmark-start text:name="__DdeLink__1612_1811030620"/>Authorization<text:bookmark-end text:name="__DdeLink__1612_1811030620"/> key in header </text:p>
      <text:p text:style-name="P35"><text:span text:style-name="T38"><text:s/></text:span><text:span text:style-name="T43">Get Api access token</text:span></text:p>
      <text:p text:style-name="P97"><text:span text:style-name="T37"><text:s/><text:tab/>Test Url: </text:span><text:span text:style-name="T26">http://demo2server.com</text:span><text:span text:style-name="T24">/</text:span><text:span text:style-name="T27">eatapp</text:span><text:span text:style-name="T24">/</text:span><text:span text:style-name="T37">api</text:span><text:bookmark-start text:name="__DdeLink__1592_1811030620"/><text:span text:style-name="T18">/</text:span><text:span text:style-name="T17">auth/get-api-key</text:span><text:bookmark-end text:name="__DdeLink__1592_1811030620"/></text:p>
      <text:p text:style-name="P18"><text:tab/>Url: <text:bookmark-start text:name="__DdeLink__1307_1811030620"/><text:span text:style-name="T2">auth/get-api-key</text:span><text:bookmark-end text:name="__DdeLink__1307_1811030620"/></text:p>
      <text:p text:style-name="P19"><text:tab/>Method:Post </text:p>
      <table:table table:name="Table9" table:style-name="Table9">
        <table:table-column table:style-name="Table9.A"/>
        <table:table-column table:style-name="Table9.B"/>
        <table:table-column table:style-name="Table9.A"/>
        <table:table-row>
          <table:table-cell table:style-name="Table9.A1" office:value-type="string">
            <text:p text:style-name="P41">Params name</text:p>
          </table:table-cell>
          <table:table-cell table:style-name="Table9.A1" office:value-type="string">
            <text:p text:style-name="P124">Description</text:p>
          </table:table-cell>
          <table:table-cell table:style-name="Table9.C1" office:value-type="string">
            <text:p text:style-name="P124">Required </text:p>
          </table:table-cell>
        </table:table-row>
        <table:table-row>
          <table:table-cell table:style-name="Table9.A2" office:value-type="string">
            <text:p text:style-name="P51"><text:bookmark-start text:name="__DdeLink__1309_1811030620"/>email<text:bookmark-end text:name="__DdeLink__1309_1811030620"/></text:p>
          </table:table-cell>
          <table:table-cell table:style-name="Table9.A2" office:value-type="string">
            <text:p text:style-name="P151">Developer email</text:p>
          </table:table-cell>
          <table:table-cell table:style-name="Table9.C2" office:value-type="string">
            <text:p text:style-name="P124">Yes</text:p>
          </table:table-cell>
        </table:table-row>
        <table:table-row>
          <table:table-cell table:style-name="Table9.A2" office:value-type="string">
            <text:p text:style-name="P67">password</text:p>
          </table:table-cell>
          <table:table-cell table:style-name="Table9.A2" office:value-type="string">
            <text:p text:style-name="P151">Developer password</text:p>
          </table:table-cell>
          <table:table-cell table:style-name="Table9.C2" office:value-type="string">
            <text:p text:style-name="P124">Yes</text:p>
          </table:table-cell>
        </table:table-row>
      </table:table>
      <text:p text:style-name="P15"/>
      <text:p text:style-name="P15"/>
      <text:p text:style-name="P15"/>
      <text:p text:style-name="P15"/>
      <text:p text:style-name="P36"><text:span text:style-name="T49">1</text:span><text:span text:style-name="T38">.) </text:span><text:span text:style-name="T49">Get countries Listing</text:span></text:p>
      <text:p text:style-name="P97"><text:span text:style-name="T37"><text:s/><text:tab/>Test Url:</text:span><text:span text:style-name="T26">http://demo2server.com</text:span><text:span text:style-name="T24">/</text:span><text:span text:style-name="T33">eatapp</text:span><text:span text:style-name="T24">/</text:span><text:span text:style-name="T37">api</text:span><text:span text:style-name="T3">/</text:span><text:span text:style-name="T13">get-countries</text:span></text:p>
      <text:p text:style-name="P21"><text:tab/>Url: <text:bookmark-start text:name="__DdeLink__1293_181103062012"/><text:span text:style-name="T13">get-countries</text:span><text:bookmark-end text:name="__DdeLink__1293_181103062012"/></text:p>
      <text:p text:style-name="P20"><text:tab/>Method:<text:span text:style-name="T67">GET</text:span> </text:p>
      <text:p text:style-name="P70"/>
      <text:p text:style-name="P55"><text:bookmark-start text:name="__DdeLink__543_156631422212"/>Response:</text:p>
      <text:p text:style-name="P56"><text:tab/><text:bookmark-end text:name="__DdeLink__543_156631422212"/><text:span text:style-name="T68">{</text:span></text:p>
      <text:p text:style-name="P71"><text:s text:c="4"/>"status": true,</text:p>
      <text:p text:style-name="P71"><text:s text:c="4"/>"message": "Listing.",</text:p>
      <text:p text:style-name="P71"><text:s text:c="4"/>"dat<text:span text:style-name="T89">a</text:span>": [</text:p>
      <text:p text:style-name="P71"><text:s text:c="8"/>{</text:p>
      <text:p text:style-name="P71"><text:s text:c="12"/>"name": "Afghanistan",</text:p>
      <text:p text:style-name="P71"><text:s text:c="12"/>"id": 1,</text:p>
      <text:p text:style-name="P71"><text:s text:c="12"/>"phonecode": 93</text:p>
      <text:p text:style-name="P71"><text:s text:c="8"/>},</text:p>
      <text:p text:style-name="P71"><text:s text:c="8"/>{</text:p>
      <text:p text:style-name="P71"><text:s text:c="12"/>"name": "Zimbabwe",</text:p>
      <text:p text:style-name="P71"><text:s text:c="12"/>"id": 246,</text:p>
      <text:p text:style-name="P71"><text:s text:c="12"/>"phonecode": 263</text:p>
      <text:p text:style-name="P71"><text:s text:c="8"/>}</text:p>
      <text:p text:style-name="P71"><text:s text:c="4"/>]</text:p>
      <text:p text:style-name="P71">}</text:p>
      <text:p text:style-name="P71"/>
      <text:p text:style-name="P71"/>
      <text:p text:style-name="P71"/>
      <text:p text:style-name="P71"/>
      <text:p text:style-name="P71"/>
      <text:p text:style-name="P71"/>
      <text:p text:style-name="P184"><text:soft-page-break/><text:span text:style-name="T50">2</text:span><text:span text:style-name="T38">.) </text:span><text:span text:style-name="T51">Verify user for signup and get opt</text:span></text:p>
      <text:p text:style-name="P97"><text:span text:style-name="T37"><text:s/><text:tab/>Test Url:</text:span><text:span text:style-name="T26">http://demo2server.com</text:span><text:span text:style-name="T24">/</text:span><text:span text:style-name="T23">n</text:span><text:span text:style-name="T25">s</text:span><text:span text:style-name="T23">ight</text:span><text:span text:style-name="T24">/</text:span><text:span text:style-name="T37">api</text:span><text:span text:style-name="T3">/</text:span><text:span text:style-name="T14">verify-for-signup-and-get-otp</text:span></text:p>
      <text:p text:style-name="P22"><text:tab/>Url: <text:bookmark-start text:name="__DdeLink__1293_18110306202"/><text:span text:style-name="T14">verify-for-signup-and-get-otp</text:span><text:bookmark-end text:name="__DdeLink__1293_18110306202"/><text:span text:style-name="T14"><text:tab/></text:span></text:p>
      <text:p text:style-name="P30"><text:tab/>Method:Post </text:p>
      <text:p text:style-name="P119">In Case Of Customer:</text:p>
      <table:table table:name="Table6" table:style-name="Table6">
        <table:table-column table:style-name="Table6.A"/>
        <table:table-column table:style-name="Table6.B"/>
        <table:table-column table:style-name="Table6.A"/>
        <table:table-row>
          <table:table-cell table:style-name="Table6.A1" office:value-type="string">
            <text:p text:style-name="P42">Params name</text:p>
          </table:table-cell>
          <table:table-cell table:style-name="Table6.A1" office:value-type="string">
            <text:p text:style-name="P125">Description</text:p>
          </table:table-cell>
          <table:table-cell table:style-name="Table6.C1" office:value-type="string">
            <text:p text:style-name="P125">Required </text:p>
          </table:table-cell>
        </table:table-row>
        <table:table-row>
          <table:table-cell table:style-name="Table6.A2" office:value-type="string">
            <text:p text:style-name="P110">role</text:p>
          </table:table-cell>
          <table:table-cell table:style-name="Table6.A2" office:value-type="string">
            <text:p text:style-name="P178">User role</text:p>
            <text:p text:style-name="P178">type: enum{B/C}</text:p>
            <text:p text:style-name="P179">B for Business and C for customer</text:p>
          </table:table-cell>
          <table:table-cell table:style-name="Table6.C2" office:value-type="string">
            <text:p text:style-name="P178">Yes</text:p>
          </table:table-cell>
        </table:table-row>
        <table:table-row>
          <table:table-cell table:style-name="Table6.A2" office:value-type="string">
            <text:p text:style-name="P1">f<text:span text:style-name="T73">ull_name</text:span></text:p>
          </table:table-cell>
          <table:table-cell table:style-name="Table6.A2" office:value-type="string">
            <text:p text:style-name="P153">User <text:span text:style-name="T73">full</text:span> name</text:p>
            <text:p text:style-name="P153">type:string</text:p>
          </table:table-cell>
          <table:table-cell table:style-name="Table6.C2" office:value-type="string">
            <text:p text:style-name="P153">Yes</text:p>
          </table:table-cell>
        </table:table-row>
        <table:table-row>
          <table:table-cell table:style-name="Table6.A2" office:value-type="string">
            <text:p text:style-name="P9">gender</text:p>
          </table:table-cell>
          <table:table-cell table:style-name="Table6.A2" office:value-type="string">
            <text:p text:style-name="P167">User gender</text:p>
            <text:p text:style-name="P155">type:<text:span text:style-name="T75">enum{M/F}</text:span></text:p>
          </table:table-cell>
          <table:table-cell table:style-name="Table6.C2" office:value-type="string">
            <text:p text:style-name="P167">Yes</text:p>
          </table:table-cell>
        </table:table-row>
        <table:table-row>
          <table:table-cell table:style-name="Table6.A2" office:value-type="string">
            <text:p text:style-name="P74"><text:bookmark-start text:name="__DdeLink__1602_18110306202"/>phone_number<text:bookmark-end text:name="__DdeLink__1602_18110306202"/></text:p>
          </table:table-cell>
          <table:table-cell table:style-name="Table6.A2" office:value-type="string">
            <text:p text:style-name="P159">User phone number</text:p>
            <text:p text:style-name="P159">type:number only</text:p>
          </table:table-cell>
          <table:table-cell table:style-name="Table6.C2" office:value-type="string">
            <text:p text:style-name="P125">Yes</text:p>
          </table:table-cell>
        </table:table-row>
        <table:table-row>
          <table:table-cell table:style-name="Table6.A2" office:value-type="string">
            <text:p text:style-name="P88">dob</text:p>
          </table:table-cell>
          <table:table-cell table:style-name="Table6.A2" office:value-type="string">
            <text:p text:style-name="P159">User <text:span text:style-name="T73">dob</text:span> number</text:p>
            <text:p text:style-name="P159">type:<text:span text:style-name="T73">DD-MM-YYYY format</text:span></text:p>
          </table:table-cell>
          <table:table-cell table:style-name="Table6.C2" office:value-type="string">
            <text:p text:style-name="P166">Yes</text:p>
          </table:table-cell>
        </table:table-row>
        <table:table-row>
          <table:table-cell table:style-name="Table6.A2" office:value-type="string">
            <text:p text:style-name="P54">email</text:p>
          </table:table-cell>
          <table:table-cell table:style-name="Table6.A2" office:value-type="string">
            <text:p text:style-name="P136"><text:span text:style-name="T1">U</text:span>ser email <text:s/></text:p>
            <text:p text:style-name="P150">Note: Must be a valid email address</text:p>
            <text:p text:style-name="P144">Type:string</text:p>
          </table:table-cell>
          <table:table-cell table:style-name="Table6.C2" office:value-type="string">
            <text:p text:style-name="P158">Yes</text:p>
          </table:table-cell>
        </table:table-row>
        <table:table-row>
          <table:table-cell table:style-name="Table6.A2" office:value-type="string">
            <text:p text:style-name="P73">country_id</text:p>
          </table:table-cell>
          <table:table-cell table:style-name="Table6.A2" office:value-type="string">
            <text:p text:style-name="P158">User selected country id</text:p>
          </table:table-cell>
          <table:table-cell table:style-name="Table6.C2" office:value-type="string">
            <text:p text:style-name="P158">Yes</text:p>
          </table:table-cell>
        </table:table-row>
        <table:table-row>
          <table:table-cell table:style-name="Table6.A2" office:value-type="string">
            <text:p text:style-name="P72"><text:bookmark-start text:name="__DdeLink__1604_18110306201"/><text:bookmark-start text:name="__DdeLink__1606_18110306201"/>password<text:bookmark-end text:name="__DdeLink__1604_18110306201"/><text:bookmark-end text:name="__DdeLink__1606_18110306201"/></text:p>
          </table:table-cell>
          <table:table-cell table:style-name="Table6.A2" office:value-type="string">
            <text:p text:style-name="P157">User password</text:p>
          </table:table-cell>
          <table:table-cell table:style-name="Table6.C2" office:value-type="string">
            <text:p text:style-name="P157">Yes</text:p>
          </table:table-cell>
        </table:table-row>
        <table:table-row>
          <table:table-cell table:style-name="Table6.A2" office:value-type="string">
            <text:p text:style-name="P92">zipcode</text:p>
          </table:table-cell>
          <table:table-cell table:style-name="Table6.A2" office:value-type="string">
            <text:p text:style-name="P166">Max:999999</text:p>
            <text:p text:style-name="P145">Type:<text:span text:style-name="T74">integer</text:span></text:p>
          </table:table-cell>
          <table:table-cell table:style-name="Table6.C2" office:value-type="string">
            <text:p text:style-name="P166">Yes</text:p>
          </table:table-cell>
        </table:table-row>
        <table:table-row>
          <table:table-cell table:style-name="Table6.A11" office:value-type="string">
            <text:p text:style-name="P12">device_type</text:p>
          </table:table-cell>
          <table:table-cell table:style-name="Table6.A2" office:value-type="string">
            <text:p text:style-name="P173">User <text:span text:style-name="T58">device type</text:span></text:p>
            <text:p text:style-name="P173"><text:span text:style-name="T57">Type: </text:span>Enum<text:span text:style-name="T57">(ANDROID</text:span>/<text:span text:style-name="T58">IPHONE)</text:span></text:p>
          </table:table-cell>
          <table:table-cell table:style-name="Table6.C2" office:value-type="string">
            <text:p text:style-name="P170">Yes</text:p>
          </table:table-cell>
        </table:table-row>
        <table:table-row>
          <table:table-cell table:style-name="Table6.A11" office:value-type="string">
            <text:p text:style-name="P105"><text:span text:style-name="T38">device_</text:span><text:span text:style-name="T39">id</text:span></text:p>
          </table:table-cell>
          <table:table-cell table:style-name="Table6.A2" office:value-type="string">
            <text:p text:style-name="P170">User device id</text:p>
          </table:table-cell>
          <table:table-cell table:style-name="Table6.C2" office:value-type="string">
            <text:p text:style-name="P170">Yes</text:p>
          </table:table-cell>
        </table:table-row>
        <table:table-row>
          <table:table-cell table:style-name="Table6.A11" office:value-type="string">
            <text:p text:style-name="P108">social_id</text:p>
          </table:table-cell>
          <table:table-cell table:style-name="Table6.A2" office:value-type="string">
            <text:p text:style-name="P176">User social <text:span text:style-name="T80">id</text:span></text:p>
          </table:table-cell>
          <table:table-cell table:style-name="Table6.C2" office:value-type="string">
            <text:p text:style-name="P176">No</text:p>
          </table:table-cell>
        </table:table-row>
        <table:table-row>
          <table:table-cell table:style-name="Table6.A11" office:value-type="string">
            <text:p text:style-name="P108">social_type</text:p>
          </table:table-cell>
          <table:table-cell table:style-name="Table6.A2" office:value-type="string">
            <text:p text:style-name="P176">User social <text:span text:style-name="T80">type</text:span></text:p>
            <text:p text:style-name="P180">Enum{FACEBOOK/GOOGLE}</text:p>
          </table:table-cell>
          <table:table-cell table:style-name="Table6.C2" office:value-type="string">
            <text:p text:style-name="P176">No</text:p>
          </table:table-cell>
        </table:table-row>
      </table:table>
      <text:p text:style-name="P95"/>
      <text:p text:style-name="P118">In Case Of Customer:</text:p>
      <text:p text:style-name="P57"><text:bookmark-start text:name="__DdeLink__543_15663142222"/>Response:</text:p>
      <text:p text:style-name="P65"><text:tab/><text:bookmark-end text:name="__DdeLink__543_15663142222"/><text:span text:style-name="T76">{</text:span></text:p>
      <text:p text:style-name="P91"><text:s text:c="4"/><text:tab/><text:tab/>"status": true,</text:p>
      <text:p text:style-name="P91"><text:s text:c="4"/><text:tab/><text:tab/>"message": "User can register"</text:p>
      <text:p text:style-name="P91"><text:tab/>}</text:p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39"><text:span text:style-name="T52">3</text:span><text:span text:style-name="T38">.) </text:span><text:span text:style-name="T52">User Sign up</text:span></text:p>
      <text:p text:style-name="P97"><text:span text:style-name="T37"><text:s/><text:tab/>Test Url:</text:span><text:span text:style-name="T26">http://demo2server.com</text:span><text:span text:style-name="T24">/</text:span><text:span text:style-name="T28">eatapp</text:span><text:span text:style-name="T24">/</text:span><text:span text:style-name="T37">api</text:span><text:span text:style-name="T3">/</text:span><text:span text:style-name="T15">sign-up</text:span></text:p>
      <text:p text:style-name="P23"><text:tab/>Url: <text:bookmark-start text:name="__DdeLink__1293_181103062021"/><text:span text:style-name="T15">sign-up</text:span><text:bookmark-end text:name="__DdeLink__1293_181103062021"/></text:p>
      <text:p text:style-name="P31"><text:tab/>Method:Post </text:p>
      <text:p text:style-name="P31"/>
      <text:p text:style-name="P119">In Case Of Customer</text:p>
      <table:table table:name="Table7" table:style-name="Table7">
        <table:table-column table:style-name="Table7.A"/>
        <table:table-column table:style-name="Table7.B"/>
        <table:table-column table:style-name="Table7.A"/>
        <table:table-row>
          <table:table-cell table:style-name="Table7.A1" office:value-type="string">
            <text:p text:style-name="P43">Params name</text:p>
          </table:table-cell>
          <table:table-cell table:style-name="Table7.A1" office:value-type="string">
            <text:p text:style-name="P126">Description</text:p>
          </table:table-cell>
          <table:table-cell table:style-name="Table7.C1" office:value-type="string">
            <text:p text:style-name="P126">Required </text:p>
          </table:table-cell>
        </table:table-row>
        <table:table-row>
          <table:table-cell table:style-name="Table7.A2" office:value-type="string">
            <text:p text:style-name="P116">first_name</text:p>
          </table:table-cell>
          <table:table-cell table:style-name="Table7.A2" office:value-type="string">
            <text:p text:style-name="P153">User <text:span text:style-name="T73">first</text:span> name</text:p>
            <text:p text:style-name="P153">type:string</text:p>
          </table:table-cell>
          <table:table-cell table:style-name="Table7.C2" office:value-type="string">
            <text:p text:style-name="P178">Yes</text:p>
          </table:table-cell>
        </table:table-row>
        <table:table-row>
          <table:table-cell table:style-name="Table7.A2" office:value-type="string">
            <text:p text:style-name="P10">last_name</text:p>
          </table:table-cell>
          <table:table-cell table:style-name="Table7.A2" office:value-type="string">
            <text:p text:style-name="P153">User <text:span text:style-name="T83">last</text:span> name</text:p>
            <text:p text:style-name="P153">type:string</text:p>
          </table:table-cell>
          <table:table-cell table:style-name="Table7.C2" office:value-type="string">
            <text:p text:style-name="P153">Yes</text:p>
          </table:table-cell>
        </table:table-row>
        <table:table-row>
          <table:table-cell table:style-name="Table7.A2" office:value-type="string">
            <text:p text:style-name="P54">email</text:p>
          </table:table-cell>
          <table:table-cell table:style-name="Table7.A2" office:value-type="string">
            <text:p text:style-name="P136"><text:span text:style-name="T1">U</text:span>ser email <text:s/></text:p>
            <text:p text:style-name="P150">Note: Must be a valid email address</text:p>
            <text:p text:style-name="P144">Type:string</text:p>
          </table:table-cell>
          <table:table-cell table:style-name="Table7.C2" office:value-type="string">
            <text:p text:style-name="P158">Yes</text:p>
          </table:table-cell>
        </table:table-row>
        <table:table-row>
          <table:table-cell table:style-name="Table7.A2" office:value-type="string">
            <text:p text:style-name="P98">country_code</text:p>
          </table:table-cell>
          <table:table-cell table:style-name="Table7.A2" office:value-type="string">
            <text:p text:style-name="P137"><text:span text:style-name="T1">U</text:span>ser <text:span text:style-name="T84">phonecode</text:span></text:p>
            <text:p text:style-name="P146">Type:string</text:p>
          </table:table-cell>
          <table:table-cell table:style-name="Table7.C2" office:value-type="string">
            <text:p text:style-name="P168">Yes</text:p>
          </table:table-cell>
        </table:table-row>
        <table:table-row>
          <table:table-cell table:style-name="Table7.A2" office:value-type="string">
            <text:p text:style-name="P74"><text:bookmark-start text:name="__DdeLink__1602_1811030620241"/>phone_number<text:bookmark-end text:name="__DdeLink__1602_1811030620241"/></text:p>
          </table:table-cell>
          <table:table-cell table:style-name="Table7.A2" office:value-type="string">
            <text:p text:style-name="P159">User phone number</text:p>
            <text:p text:style-name="P159">type:number only</text:p>
          </table:table-cell>
          <table:table-cell table:style-name="Table7.C2" office:value-type="string">
            <text:p text:style-name="P125">Yes</text:p>
          </table:table-cell>
        </table:table-row>
        <table:table-row>
          <table:table-cell table:style-name="Table7.A2" office:value-type="string">
            <text:p text:style-name="P98">address</text:p>
          </table:table-cell>
          <table:table-cell table:style-name="Table7.A2" office:value-type="string">
            <text:p text:style-name="P159">User <text:span text:style-name="T83">Address</text:span></text:p>
            <text:p text:style-name="P159">type:<text:span text:style-name="T83">varchar 255</text:span></text:p>
          </table:table-cell>
          <table:table-cell table:style-name="Table7.C2" office:value-type="string">
            <text:p text:style-name="P168">Yes</text:p>
          </table:table-cell>
        </table:table-row>
        <table:table-row>
          <table:table-cell table:style-name="Table7.A2" office:value-type="string">
            <text:p text:style-name="P98">address_lat</text:p>
          </table:table-cell>
          <table:table-cell table:style-name="Table7.A2" office:value-type="string">
            <text:p text:style-name="P160">User <text:span text:style-name="T83">Address Latitude</text:span></text:p>
            <text:p text:style-name="P160">type:<text:span text:style-name="T83">varchar 255</text:span></text:p>
          </table:table-cell>
          <table:table-cell table:style-name="Table7.C2" office:value-type="string">
            <text:p text:style-name="P169">Yes</text:p>
          </table:table-cell>
        </table:table-row>
        <table:table-row>
          <table:table-cell table:style-name="Table7.A2" office:value-type="string">
            <text:p text:style-name="P98">address_lang</text:p>
          </table:table-cell>
          <table:table-cell table:style-name="Table7.A2" office:value-type="string">
            <text:p text:style-name="P160">User <text:span text:style-name="T83">Address Longitude</text:span></text:p>
            <text:p text:style-name="P160">type:<text:span text:style-name="T83">varchar 255</text:span></text:p>
          </table:table-cell>
          <table:table-cell table:style-name="Table7.C2" office:value-type="string">
            <text:p text:style-name="P169">Yes</text:p>
          </table:table-cell>
        </table:table-row>
        <table:table-row>
          <table:table-cell table:style-name="Table7.A2" office:value-type="string">
            <text:p text:style-name="P98">country</text:p>
          </table:table-cell>
          <table:table-cell table:style-name="Table7.A2" office:value-type="string">
            <text:p text:style-name="P137"><text:span text:style-name="T1">U</text:span>ser <text:span text:style-name="T84">country_id</text:span></text:p>
            <text:p text:style-name="P146">Type:string</text:p>
          </table:table-cell>
          <table:table-cell table:style-name="Table7.C2" office:value-type="string">
            <text:p text:style-name="P168">Yes</text:p>
          </table:table-cell>
        </table:table-row>
        <table:table-row>
          <table:table-cell table:style-name="Table7.A2" office:value-type="string">
            <text:p text:style-name="P9">gender</text:p>
          </table:table-cell>
          <table:table-cell table:style-name="Table7.A2" office:value-type="string">
            <text:p text:style-name="P167">User gender</text:p>
            <text:p text:style-name="P155">type:<text:span text:style-name="T75">enum{M/F}</text:span></text:p>
          </table:table-cell>
          <table:table-cell table:style-name="Table7.C2" office:value-type="string">
            <text:p text:style-name="P167">Yes</text:p>
          </table:table-cell>
        </table:table-row>
        <table:table-row>
          <table:table-cell table:style-name="Table7.A2" office:value-type="string">
            <text:p text:style-name="P99">dob</text:p>
          </table:table-cell>
          <table:table-cell table:style-name="Table7.A2" office:value-type="string">
            <text:p text:style-name="P159">User <text:span text:style-name="T73">dob</text:span> number</text:p>
            <text:p text:style-name="P159">type:<text:span text:style-name="T73">DD-MM-YYYY format</text:span></text:p>
          </table:table-cell>
          <table:table-cell table:style-name="Table7.C2" office:value-type="string">
            <text:p text:style-name="P166">Yes</text:p>
          </table:table-cell>
        </table:table-row>
        <table:table-row>
          <table:table-cell table:style-name="Table7.A2" office:value-type="string">
            <text:p text:style-name="P99">farmer_code</text:p>
          </table:table-cell>
          <table:table-cell table:style-name="Table7.A2" office:value-type="string">
            <text:p text:style-name="P136"><text:span text:style-name="T1">U</text:span>ser <text:span text:style-name="T84">farmer code provided by farmer</text:span> <text:s/></text:p>
            <text:p text:style-name="P144">Type:string</text:p>
          </table:table-cell>
          <table:table-cell table:style-name="Table7.C2" office:value-type="string">
            <text:p text:style-name="P158">Yes</text:p>
          </table:table-cell>
        </table:table-row>
        <table:table-row>
          <table:table-cell table:style-name="Table7.A2" office:value-type="string">
            <text:p text:style-name="P99">password</text:p>
          </table:table-cell>
          <table:table-cell table:style-name="Table7.A2" office:value-type="string">
            <text:p text:style-name="P158">User <text:span text:style-name="T84">password</text:span></text:p>
            <text:p text:style-name="P169"><text:span text:style-name="T85">Note: </text:span>min:8 char</text:p>
          </table:table-cell>
          <table:table-cell table:style-name="Table7.C2" office:value-type="string">
            <text:p text:style-name="P158">Yes</text:p>
          </table:table-cell>
        </table:table-row>
        <table:table-row>
          <table:table-cell table:style-name="Table7.A15" office:value-type="string">
            <text:p text:style-name="P12">device_type</text:p>
          </table:table-cell>
          <table:table-cell table:style-name="Table7.A2" office:value-type="string">
            <text:p text:style-name="P173">User <text:span text:style-name="T58">device type</text:span></text:p>
            <text:p text:style-name="P173"><text:span text:style-name="T57">Type: </text:span>Enum<text:span text:style-name="T57">(ANDROID</text:span>/<text:span text:style-name="T58">IPHONE)</text:span></text:p>
          </table:table-cell>
          <table:table-cell table:style-name="Table7.C2" office:value-type="string">
            <text:p text:style-name="P170">Yes</text:p>
          </table:table-cell>
        </table:table-row>
        <table:table-row>
          <table:table-cell table:style-name="Table7.A15" office:value-type="string">
            <text:p text:style-name="P105"><text:span text:style-name="T38">device_</text:span><text:span text:style-name="T39">id</text:span></text:p>
          </table:table-cell>
          <table:table-cell table:style-name="Table7.A2" office:value-type="string">
            <text:p text:style-name="P170">User device id</text:p>
          </table:table-cell>
          <table:table-cell table:style-name="Table7.C2" office:value-type="string">
            <text:p text:style-name="P170">Yes</text:p>
          </table:table-cell>
        </table:table-row>
        <table:table-row>
          <table:table-cell table:style-name="Table7.A15" office:value-type="string">
            <text:p text:style-name="P108">social_id</text:p>
          </table:table-cell>
          <table:table-cell table:style-name="Table7.A2" office:value-type="string">
            <text:p text:style-name="P176">User social <text:span text:style-name="T80">id</text:span></text:p>
          </table:table-cell>
          <table:table-cell table:style-name="Table7.C2" office:value-type="string">
            <text:p text:style-name="P176">No</text:p>
          </table:table-cell>
        </table:table-row>
        <table:table-row>
          <table:table-cell table:style-name="Table7.A15" office:value-type="string">
            <text:p text:style-name="P108">social_type</text:p>
          </table:table-cell>
          <table:table-cell table:style-name="Table7.A2" office:value-type="string">
            <text:p text:style-name="P176">User social <text:span text:style-name="T80">type</text:span></text:p>
            <text:p text:style-name="P181">Enum{FACEBOOK/GOOGLE}</text:p>
          </table:table-cell>
          <table:table-cell table:style-name="Table7.C2" office:value-type="string">
            <text:p text:style-name="P176">No</text:p>
          </table:table-cell>
        </table:table-row>
      </table:table>
      <text:p text:style-name="P64"><text:bookmark-start text:name="__DdeLink__543_156631422221"/><text:soft-page-break/>Response:</text:p>
      <text:p text:style-name="P115">{</text:p>
      <text:p text:style-name="P115"><text:s text:c="4"/>"status": true,</text:p>
      <text:p text:style-name="P115"><text:s text:c="4"/>"message": "Registration successful.",</text:p>
      <text:p text:style-name="P115"><text:s text:c="4"/>"data": {</text:p>
      <text:p text:style-name="P115"><text:s text:c="8"/>"user_id": 44,</text:p>
      <text:p text:style-name="P115"><text:s text:c="8"/>"first_name": "Shubham",</text:p>
      <text:p text:style-name="P115"><text:s text:c="8"/>"last_name": "Akar",</text:p>
      <text:p text:style-name="P115"><text:s text:c="8"/>"country_id": 101,</text:p>
      <text:p text:style-name="P115"><text:s text:c="8"/>"country_name": "India",</text:p>
      <text:p text:style-name="P115"><text:s text:c="8"/>"phonecode": 91,</text:p>
      <text:p text:style-name="P115"><text:s text:c="8"/>"email": "shubham@yopmail.com",</text:p>
      <text:p text:style-name="P115"><text:s text:c="8"/>"phone_number": "9876543250",</text:p>
      <text:p text:style-name="P115"><text:s text:c="8"/>"profile_pic": "http://localhost/eatapp-new/images/user.png",</text:p>
      <text:p text:style-name="P115"><text:s text:c="8"/>"profile_pic_thumb": "http://localhost/eatapp-new/images/user.png",</text:p>
      <text:p text:style-name="P115"><text:s text:c="8"/>"verified": "0",</text:p>
      <text:p text:style-name="P115"><text:s text:c="8"/>"status": "0",</text:p>
      <text:p text:style-name="P115"><text:s text:c="8"/>"gender": "Male",</text:p>
      <text:p text:style-name="P115"><text:s text:c="8"/>"dob": "15-03-2013",</text:p>
      <text:p text:style-name="P115"><text:s text:c="8"/>"created_at": 1526548568</text:p>
      <text:p text:style-name="P115"><text:s text:c="4"/>}</text:p>
      <text:p text:style-name="P115">}</text:p>
      <text:p text:style-name="P89"><text:bookmark-end text:name="__DdeLink__543_156631422221"/></text:p>
      <text:p text:style-name="P89"/>
      <text:p text:style-name="P89"/>
      <text:p text:style-name="P24"><text:span text:style-name="T69">4</text:span>.<text:span text:style-name="T38">Login </text:span><text:span text:style-name="T41">user</text:span><text:span text:style-name="T56"> </text:span><text:s/><text:span text:style-name="T60">API</text:span></text:p>
      <text:p text:style-name="P97"><text:span text:style-name="T37"><text:tab/>Test Url: <text:s/></text:span><text:span text:style-name="T26">http://demo2server.com</text:span><text:span text:style-name="T24">/</text:span><text:span text:style-name="T29">eatapp</text:span><text:span text:style-name="T24">/</text:span><text:span text:style-name="T7">api</text:span><text:span text:style-name="T19">/</text:span><text:bookmark-start text:name="__DdeLink__2696_1975591243"/><text:span text:style-name="T4">l</text:span><text:bookmark-end text:name="__DdeLink__2696_1975591243"/><text:span text:style-name="T4">ogin</text:span></text:p>
      <text:p text:style-name="P24"><text:tab/>Url: <text:bookmark-start text:name="__DdeLink__2696_19755912431"/><text:bookmark-start text:name="__DdeLink__2698_1975591243"/><text:bookmark-start text:name="__DdeLink__1297_1811030620"/><text:span text:style-name="T4">l</text:span><text:bookmark-end text:name="__DdeLink__2696_19755912431"/><text:span text:style-name="T4">ogin</text:span><text:bookmark-end text:name="__DdeLink__2698_1975591243"/><text:bookmark-end text:name="__DdeLink__1297_1811030620"/></text:p>
      <text:p text:style-name="P24"><text:tab/>Method:Post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4">Params name</text:p>
          </table:table-cell>
          <table:table-cell table:style-name="Table1.A1" office:value-type="string">
            <text:p text:style-name="P127">Description</text:p>
          </table:table-cell>
          <table:table-cell table:style-name="Table1.C1" office:value-type="string">
            <text:p text:style-name="P127">Required </text:p>
          </table:table-cell>
        </table:table-row>
        <table:table-row>
          <table:table-cell table:style-name="Table1.A2" office:value-type="string">
            <text:p text:style-name="P100">email</text:p>
          </table:table-cell>
          <table:table-cell table:style-name="Table1.A2" office:value-type="string">
            <text:p text:style-name="P90">email</text:p>
            <text:p text:style-name="P87">type:<text:span text:style-name="T86">email</text:span></text:p>
          </table:table-cell>
          <table:table-cell table:style-name="Table1.C2" office:value-type="string">
            <text:p text:style-name="P165">Yes</text:p>
          </table:table-cell>
        </table:table-row>
        <table:table-row>
          <table:table-cell table:style-name="Table1.A3" office:value-type="string">
            <text:p text:style-name="P3">password</text:p>
          </table:table-cell>
          <table:table-cell table:style-name="Table1.A2" office:value-type="string">
            <text:p text:style-name="P138">User password</text:p>
            <text:p text:style-name="P138">Type:string</text:p>
          </table:table-cell>
          <table:table-cell table:style-name="Table1.C2" office:value-type="string">
            <text:p text:style-name="P161">Yes</text:p>
          </table:table-cell>
        </table:table-row>
        <table:table-row>
          <table:table-cell table:style-name="Table1.A3" office:value-type="string">
            <text:p text:style-name="P3">device_type</text:p>
          </table:table-cell>
          <table:table-cell table:style-name="Table1.A2" office:value-type="string">
            <text:p text:style-name="P138">User <text:span text:style-name="T58">device type</text:span></text:p>
            <text:p text:style-name="P138"><text:span text:style-name="T57">Type: </text:span>Enum<text:span text:style-name="T57">(ANDROID</text:span>/<text:span text:style-name="T58">IPHONE)</text:span></text:p>
          </table:table-cell>
          <table:table-cell table:style-name="Table1.C2" office:value-type="string">
            <text:p text:style-name="P163">Yes</text:p>
          </table:table-cell>
        </table:table-row>
        <table:table-row>
          <table:table-cell table:style-name="Table1.A3" office:value-type="string">
            <text:p text:style-name="P76"><text:span text:style-name="T38">device_</text:span><text:span text:style-name="T39">id</text:span></text:p>
          </table:table-cell>
          <table:table-cell table:style-name="Table1.A2" office:value-type="string">
            <text:p text:style-name="P163">User device id</text:p>
          </table:table-cell>
          <table:table-cell table:style-name="Table1.C2" office:value-type="string">
            <text:p text:style-name="P163">Yes</text:p>
          </table:table-cell>
        </table:table-row>
      </table:table>
      <text:p text:style-name="P58"/>
      <text:p text:style-name="P120">In Case Of Customer:</text:p>
      <text:p text:style-name="P58">Response:</text:p>
      <text:p text:style-name="P101">{</text:p>
      <text:p text:style-name="P101"><text:s text:c="4"/>"status": true,</text:p>
      <text:p text:style-name="P101"><text:s text:c="4"/>"message": "Login successful.",</text:p>
      <text:p text:style-name="P101"><text:s text:c="4"/>"data": {</text:p>
      <text:p text:style-name="P101"><text:soft-page-break/><text:s text:c="8"/>"user_id": 44,</text:p>
      <text:p text:style-name="P101"><text:s text:c="8"/>"first_name": "Shubham",</text:p>
      <text:p text:style-name="P101"><text:s text:c="8"/>"last_name": "Akar",</text:p>
      <text:p text:style-name="P101"><text:s text:c="8"/>"country_id": 101,</text:p>
      <text:p text:style-name="P101"><text:s text:c="8"/>"country_name": "India",</text:p>
      <text:p text:style-name="P101"><text:s text:c="8"/>"phonecode": 91,</text:p>
      <text:p text:style-name="P101"><text:s text:c="8"/>"email": "shubham@yopmail.com",</text:p>
      <text:p text:style-name="P101"><text:s text:c="8"/>"phone_number": "9876543250",</text:p>
      <text:p text:style-name="P101"><text:s text:c="8"/>"profile_pic": "http://localhost/eatapp-new/images/user.png",</text:p>
      <text:p text:style-name="P101"><text:s text:c="8"/>"profile_pic_thumb": "http://localhost/eatapp-new/images/user.png",</text:p>
      <text:p text:style-name="P101"><text:s text:c="8"/>"verified": "1",</text:p>
      <text:p text:style-name="P101"><text:s text:c="8"/>"status": 0,</text:p>
      <text:p text:style-name="P101"><text:s text:c="8"/>"gender": "Male",</text:p>
      <text:p text:style-name="P101"><text:s text:c="8"/>"dob": "15-03-2013",</text:p>
      <text:p text:style-name="P101"><text:s text:c="8"/>"created_at": 1526548568</text:p>
      <text:p text:style-name="P101"><text:s text:c="4"/>}</text:p>
      <text:p text:style-name="P101">}</text:p>
      <text:p text:style-name="P77"/>
      <text:p text:style-name="P77"/>
      <text:p text:style-name="P77"/>
      <text:p text:style-name="P25"><text:span text:style-name="T70">5</text:span>.<text:span text:style-name="T44">Forgot password</text:span><text:span text:style-name="T56"> </text:span><text:s/><text:span text:style-name="T60">API</text:span></text:p>
      <text:p text:style-name="P97"><text:span text:style-name="T37"><text:tab/>Test Url:</text:span><text:span text:style-name="T26">http://demo2server.com</text:span><text:span text:style-name="T24">/</text:span><text:span text:style-name="T30">eatapp</text:span><text:span text:style-name="T24">/</text:span><text:span text:style-name="T7">api</text:span><text:span text:style-name="T19">/</text:span><text:span text:style-name="T5">forgot-password</text:span></text:p>
      <text:p text:style-name="P25"><text:tab/>Url: <text:bookmark-start text:name="__DdeLink__2698_19755912431"/><text:bookmark-start text:name="__DdeLink__1297_18110306201"/><text:span text:style-name="T5">forgot-password</text:span><text:bookmark-end text:name="__DdeLink__2698_19755912431"/><text:bookmark-end text:name="__DdeLink__1297_18110306201"/></text:p>
      <text:p text:style-name="P25"><text:tab/>Method:Post 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5">Params name</text:p>
          </table:table-cell>
          <table:table-cell table:style-name="Table2.A1" office:value-type="string">
            <text:p text:style-name="P128">Description</text:p>
          </table:table-cell>
          <table:table-cell table:style-name="Table2.C1" office:value-type="string">
            <text:p text:style-name="P128">Required </text:p>
          </table:table-cell>
        </table:table-row>
        <table:table-row>
          <table:table-cell table:style-name="Table2.A2" office:value-type="string">
            <text:p text:style-name="P81">email</text:p>
          </table:table-cell>
          <table:table-cell table:style-name="Table2.A2" office:value-type="string">
            <text:p text:style-name="P82"><text:bookmark text:name="__DdeLink__2701_197559124311"/>User email </text:p>
            <text:p text:style-name="P139">Type:string</text:p>
            <text:p text:style-name="P147">Note: Must be a valid email </text:p>
          </table:table-cell>
          <table:table-cell table:style-name="Table2.C2" office:value-type="string">
            <text:p text:style-name="P128">Yes</text:p>
          </table:table-cell>
        </table:table-row>
      </table:table>
      <text:p text:style-name="P59">Response:</text:p>
      <text:p text:style-name="P66"><text:tab/><text:span text:style-name="T78">{</text:span></text:p>
      <text:p text:style-name="P94"><text:s text:c="4"/><text:tab/><text:tab/>"status": true,</text:p>
      <text:p text:style-name="P94"><text:s text:c="4"/><text:tab/><text:tab/>"message": "Reset password link sent to your email address."</text:p>
      <text:p text:style-name="P94"><text:tab/>}</text:p>
      <text:p text:style-name="P80"/>
      <text:p text:style-name="P80"/>
      <text:p text:style-name="P37"><text:span text:style-name="T53">6</text:span><text:span text:style-name="T38">.) S</text:span><text:span text:style-name="T45">ocial user check</text:span><text:span text:style-name="T40"> </text:span><text:span text:style-name="T42">API</text:span></text:p>
      <text:p text:style-name="P97"><text:span text:style-name="T37"><text:s/><text:tab/>Test Url:</text:span><text:span text:style-name="T26">http://demo2server.com</text:span><text:span text:style-name="T24">/</text:span><text:span text:style-name="T31">eatapp</text:span><text:span text:style-name="T24">/</text:span><text:span text:style-name="T37">api</text:span><text:span text:style-name="T3">/</text:span><text:span text:style-name="T6">social-user-check</text:span></text:p>
      <text:p text:style-name="P26"><text:tab/>Url: <text:bookmark-start text:name="__DdeLink__1293_18110306201"/><text:span text:style-name="T6">social-user-check</text:span><text:bookmark-end text:name="__DdeLink__1293_18110306201"/></text:p>
      <text:p text:style-name="P26"><text:tab/>Method:Post 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6">Params name</text:p>
          </table:table-cell>
          <table:table-cell table:style-name="Table3.A1" office:value-type="string">
            <text:p text:style-name="P129">Description</text:p>
          </table:table-cell>
          <table:table-cell table:style-name="Table3.C1" office:value-type="string">
            <text:p text:style-name="P129">Required </text:p>
          </table:table-cell>
        </table:table-row>
        <table:table-row>
          <table:table-cell table:style-name="Table3.A2" office:value-type="string">
            <text:p text:style-name="P52"><text:bookmark-start text:name="__DdeLink__1602_18110306201"/>email<text:bookmark-end text:name="__DdeLink__1602_18110306201"/></text:p>
          </table:table-cell>
          <table:table-cell table:style-name="Table3.A2" office:value-type="string">
            <text:p text:style-name="P134"><text:span text:style-name="T1">U</text:span>ser email <text:s/></text:p>
            <text:p text:style-name="P148">Note: Must be a valid email address</text:p>
            <text:p text:style-name="P140">Type:string</text:p>
          </table:table-cell>
          <table:table-cell table:style-name="Table3.C2" office:value-type="string">
            <text:p text:style-name="P152"><text:span text:style-name="T88">N</text:span>o</text:p>
          </table:table-cell>
        </table:table-row>
        <text:soft-page-break/>
        <table:table-row>
          <table:table-cell table:style-name="Table3.A3" office:value-type="string">
            <text:p text:style-name="P13">device_type</text:p>
          </table:table-cell>
          <table:table-cell table:style-name="Table3.A2" office:value-type="string">
            <text:p text:style-name="P174">User <text:span text:style-name="T58">device type</text:span></text:p>
            <text:p text:style-name="P174"><text:span text:style-name="T57">Type: </text:span>Enum<text:span text:style-name="T57">(ANDROID</text:span>/<text:span text:style-name="T58">IPHONE)</text:span></text:p>
          </table:table-cell>
          <table:table-cell table:style-name="Table3.C2" office:value-type="string">
            <text:p text:style-name="P171">Yes</text:p>
          </table:table-cell>
        </table:table-row>
        <table:table-row>
          <table:table-cell table:style-name="Table3.A3" office:value-type="string">
            <text:p text:style-name="P106"><text:span text:style-name="T38">device_</text:span><text:span text:style-name="T39">id</text:span></text:p>
          </table:table-cell>
          <table:table-cell table:style-name="Table3.A2" office:value-type="string">
            <text:p text:style-name="P171">User device id</text:p>
          </table:table-cell>
          <table:table-cell table:style-name="Table3.C2" office:value-type="string">
            <text:p text:style-name="P171">Yes</text:p>
          </table:table-cell>
        </table:table-row>
        <table:table-row>
          <table:table-cell table:style-name="Table3.A3" office:value-type="string">
            <text:p text:style-name="P109">social_id</text:p>
          </table:table-cell>
          <table:table-cell table:style-name="Table3.A2" office:value-type="string">
            <text:p text:style-name="P177">User social <text:span text:style-name="T81">id</text:span></text:p>
          </table:table-cell>
          <table:table-cell table:style-name="Table3.C2" office:value-type="string">
            <text:p text:style-name="P183">Yes</text:p>
          </table:table-cell>
        </table:table-row>
        <table:table-row>
          <table:table-cell table:style-name="Table3.A3" office:value-type="string">
            <text:p text:style-name="P109">social_type</text:p>
          </table:table-cell>
          <table:table-cell table:style-name="Table3.A2" office:value-type="string">
            <text:p text:style-name="P177">User social <text:span text:style-name="T81">type</text:span></text:p>
            <text:p text:style-name="P182">Enum{FACEBOOK/GOOGLE}</text:p>
          </table:table-cell>
          <table:table-cell table:style-name="Table3.C2" office:value-type="string">
            <text:p text:style-name="P183">Yes</text:p>
          </table:table-cell>
        </table:table-row>
      </table:table>
      <text:p text:style-name="P83"/>
      <text:p text:style-name="P121">In Case Of Customer:</text:p>
      <text:p text:style-name="P60"><text:bookmark-start text:name="__DdeLink__543_15663142221"/>Response:</text:p>
      <text:p text:style-name="P60"><text:tab/><text:bookmark-end text:name="__DdeLink__543_15663142221"/><text:span text:style-name="T61">{</text:span></text:p>
      <text:p text:style-name="P68"><text:s text:c="4"/>"status": true,</text:p>
      <text:p text:style-name="P68"><text:s text:c="4"/>"message": "Social user detail",</text:p>
      <text:p text:style-name="P69"><text:s text:c="4"/><text:span text:style-name="T65"><text:s/>"data": {</text:span></text:p>
      <text:p text:style-name="P79"><text:s text:c="8"/><text:span text:style-name="T77">"user_id": 6,</text:span></text:p>
      <text:p text:style-name="P93"><text:s text:c="8"/>"full_name": "prem",</text:p>
      <text:p text:style-name="P93"><text:s text:c="8"/>"country_id": 101,</text:p>
      <text:p text:style-name="P93"><text:s text:c="8"/>"country_name": "India",</text:p>
      <text:p text:style-name="P93"><text:s text:c="8"/>"phonecode": 91,</text:p>
      <text:p text:style-name="P93"><text:s text:c="8"/>"email": "dfdsfds4fdsf@fdsfsdf.dsf",</text:p>
      <text:p text:style-name="P93"><text:s text:c="8"/>"phone_number": "5345543544",</text:p>
      <text:p text:style-name="P93"><text:s text:c="8"/>"profile_pic": "picurl",</text:p>
      <text:p text:style-name="P93"><text:s text:c="8"/>"profile_pic_thumb": "picurl",</text:p>
      <text:p text:style-name="P93"><text:s text:c="8"/>"status": 1,</text:p>
      <text:p text:style-name="P93"><text:s text:c="8"/>"role": "C",</text:p>
      <text:p text:style-name="P93"><text:s text:c="8"/>"created_at": 1525267061</text:p>
      <text:p text:style-name="P78"><text:s text:c="4"/>}</text:p>
      <text:p text:style-name="P68">}</text:p>
      <text:p text:style-name="P68"/>
      <text:p text:style-name="P68"/>
      <text:p text:style-name="P27"><text:span text:style-name="T71">7</text:span>.<text:span text:style-name="T47">ChangePassword</text:span><text:span text:style-name="T60"> API</text:span></text:p>
      <text:p text:style-name="P97"><text:span text:style-name="T37"><text:tab/>Test Url: </text:span><text:span text:style-name="T26">http://demo2server.com</text:span><text:span text:style-name="T24">/</text:span><text:span text:style-name="T32">eatapp</text:span><text:span text:style-name="T24">/</text:span><text:span text:style-name="T9">api</text:span><text:span text:style-name="T3">/</text:span><text:span text:style-name="T10">change</text:span><text:span text:style-name="T8">-</text:span><text:span text:style-name="T10">password</text:span></text:p>
      <text:p text:style-name="P27"><text:tab/>Url: <text:bookmark-start text:name="__DdeLink__2690_19755912431"/><text:bookmark-start text:name="__DdeLink__1305_18110306201"/><text:span text:style-name="T10">change</text:span><text:span text:style-name="T8">-</text:span><text:span text:style-name="T10">password</text:span><text:bookmark-end text:name="__DdeLink__2690_19755912431"/><text:bookmark-end text:name="__DdeLink__1305_18110306201"/></text:p>
      <text:p text:style-name="P27"><text:tab/>Method: <text:span text:style-name="T60">POST</text:span> </text:p>
      <text:p text:style-name="P1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7">Params name</text:p>
          </table:table-cell>
          <table:table-cell table:style-name="Table4.A1" office:value-type="string">
            <text:p text:style-name="P130">Description</text:p>
          </table:table-cell>
          <table:table-cell table:style-name="Table4.C1" office:value-type="string">
            <text:p text:style-name="P130">Required </text:p>
          </table:table-cell>
        </table:table-row>
        <table:table-row>
          <table:table-cell table:style-name="Table4.A2" office:value-type="string">
            <text:p text:style-name="P5"><text:bookmark-start text:name="__DdeLink__2692_19755912431"/>user_id<text:bookmark-end text:name="__DdeLink__2692_19755912431"/></text:p>
          </table:table-cell>
          <table:table-cell table:style-name="Table4.A2" office:value-type="string">
            <text:p text:style-name="P7">user_id</text:p>
            <text:p text:style-name="P141">Type:string</text:p>
          </table:table-cell>
          <table:table-cell table:style-name="Table4.C2" office:value-type="string">
            <text:p text:style-name="P130">Yes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4"><text:span text:style-name="T62">currentP</text:span>assword</text:p>
          </table:table-cell>
          <table:table-cell table:style-name="Table10.B1" office:value-type="string">
            <text:p text:style-name="P141">User password</text:p>
            <text:p text:style-name="P141">Type:string</text:p>
          </table:table-cell>
          <table:table-cell table:style-name="Table10.C1" office:value-type="string">
            <text:p text:style-name="P162">Yes</text:p>
          </table:table-cell>
        </table:table-row>
        <table:table-row>
          <table:table-cell table:style-name="Table10.A2" office:value-type="string">
            <text:p text:style-name="P4"><text:span text:style-name="T62">newP</text:span>assword</text:p>
          </table:table-cell>
          <table:table-cell table:style-name="Table10.B2" office:value-type="string">
            <text:p text:style-name="P141">User password</text:p>
            <text:p text:style-name="P141">Type:string</text:p>
          </table:table-cell>
          <table:table-cell table:style-name="Table10.C2" office:value-type="string">
            <text:p text:style-name="P162">Yes</text:p>
          </table:table-cell>
        </table:table-row>
      </table:table>
      <text:p text:style-name="P61"/>
      <text:p text:style-name="P61">Response:</text:p>
      <text:p text:style-name="P61"><text:tab/><text:span text:style-name="T66">{</text:span></text:p>
      <text:p text:style-name="P84"><text:s text:c="4"/>"status": true,</text:p>
      <text:p text:style-name="P84"><text:soft-page-break/><text:s text:c="4"/>"message": "Password changed successfully"</text:p>
      <text:p text:style-name="P84">}</text:p>
      <text:p text:style-name="P84"/>
      <text:p text:style-name="P28"><text:span text:style-name="T72">8</text:span>.<text:span text:style-name="T87">L</text:span><text:span text:style-name="T48">ogout</text:span><text:span text:style-name="T60"> API</text:span></text:p>
      <text:p text:style-name="P97"><text:span text:style-name="T37"><text:tab/>Test Url: </text:span><text:span text:style-name="T26">http://demo2server.com</text:span><text:span text:style-name="T24">/</text:span><text:span text:style-name="T33">eatapp</text:span><text:span text:style-name="T24">/</text:span><text:span text:style-name="T9">api</text:span><text:span text:style-name="T3">/</text:span><text:span text:style-name="T11">logout</text:span></text:p>
      <text:p text:style-name="P28"><text:tab/>Url: <text:bookmark-start text:name="__DdeLink__1305_181103062011111"/><text:bookmark-start text:name="__DdeLink__2690_197559124311111"/><text:span text:style-name="T12">logout</text:span><text:bookmark-end text:name="__DdeLink__1305_181103062011111"/><text:bookmark-end text:name="__DdeLink__2690_197559124311111"/></text:p>
      <text:p text:style-name="P28"><text:tab/>Method: <text:span text:style-name="T60">POST</text:span> </text:p>
      <text:p text:style-name="P17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48">Params name</text:p>
          </table:table-cell>
          <table:table-cell table:style-name="Table11.A1" office:value-type="string">
            <text:p text:style-name="P131">Description</text:p>
          </table:table-cell>
          <table:table-cell table:style-name="Table11.C1" office:value-type="string">
            <text:p text:style-name="P131">Required </text:p>
          </table:table-cell>
        </table:table-row>
        <table:table-row>
          <table:table-cell table:style-name="Table11.A2" office:value-type="string">
            <text:p text:style-name="P6"><text:bookmark-start text:name="__DdeLink__2692_197559124311111"/>user_id<text:bookmark-end text:name="__DdeLink__2692_197559124311111"/></text:p>
          </table:table-cell>
          <table:table-cell table:style-name="Table11.A2" office:value-type="string">
            <text:p text:style-name="P8">user_id</text:p>
            <text:p text:style-name="P142">Type:string</text:p>
          </table:table-cell>
          <table:table-cell table:style-name="Table11.C2" office:value-type="string">
            <text:p text:style-name="P131">Yes</text:p>
          </table:table-cell>
        </table:table-row>
        <table:table-row>
          <table:table-cell table:style-name="Table11.A2" office:value-type="string">
            <text:p text:style-name="P14">device_type</text:p>
          </table:table-cell>
          <table:table-cell table:style-name="Table11.A2" office:value-type="string">
            <text:p text:style-name="P175">User <text:span text:style-name="T58">device type</text:span></text:p>
            <text:p text:style-name="P175"><text:span text:style-name="T57">Type: </text:span>Enum<text:span text:style-name="T57">(ANDROID</text:span>/<text:span text:style-name="T58">IPHONE)</text:span></text:p>
          </table:table-cell>
          <table:table-cell table:style-name="Table11.C2" office:value-type="string">
            <text:p text:style-name="P172">Yes</text:p>
          </table:table-cell>
        </table:table-row>
        <table:table-row>
          <table:table-cell table:style-name="Table11.A2" office:value-type="string">
            <text:p text:style-name="P107"><text:span text:style-name="T38">device_</text:span><text:span text:style-name="T39">id</text:span></text:p>
          </table:table-cell>
          <table:table-cell table:style-name="Table11.A2" office:value-type="string">
            <text:p text:style-name="P172">User device id</text:p>
          </table:table-cell>
          <table:table-cell table:style-name="Table11.C2" office:value-type="string">
            <text:p text:style-name="P172">Yes</text:p>
          </table:table-cell>
        </table:table-row>
      </table:table>
      <text:p text:style-name="P62"/>
      <text:p text:style-name="P62">Response:</text:p>
      <text:p text:style-name="P62"><text:tab/><text:span text:style-name="T63">{</text:span></text:p>
      <text:p text:style-name="P85"><text:s text:c="7"/>"status": true,</text:p>
      <text:p text:style-name="P85"><text:s text:c="7"/>"message": "Logout successfully"</text:p>
      <text:p text:style-name="P85"><text:s text:c="5"/>}</text:p>
      <text:p text:style-name="P85"/>
      <text:p text:style-name="P85"/>
      <text:p text:style-name="P85"/>
      <text:p text:style-name="P40"><text:span text:style-name="T55">9</text:span><text:span text:style-name="T38">.)</text:span><text:span text:style-name="T54">Get User</text:span><text:span text:style-name="T46"> Profile</text:span><text:span text:style-name="T40"> </text:span><text:span text:style-name="T42">API</text:span></text:p>
      <text:p text:style-name="P102"><text:span text:style-name="T37"><text:tab/>Test Url:</text:span><text:a xlink:type="simple" xlink:href="http://demo2server.com/eatapp-new/api/get-user-profile" text:style-name="Internet_20_link" text:visited-style-name="Visited_20_Internet_20_Link"><text:span text:style-name="T35">http://demo2server.com</text:span></text:a><text:a xlink:type="simple" xlink:href="http://demo2server.com/eatapp-new/api/get-user-profile" text:style-name="Internet_20_link" text:visited-style-name="Visited_20_Internet_20_Link"><text:span text:style-name="T36">/</text:span></text:a><text:a xlink:type="simple" xlink:href="http://demo2server.com/eatapp-new/api/get-user-profile" text:style-name="Internet_20_link" text:visited-style-name="Visited_20_Internet_20_Link"><text:span text:style-name="T91">eatapp-new/api/get-user-profile</text:span></text:a></text:p>
      <text:p text:style-name="P33"><text:tab/>Url: <text:span text:style-name="T16">get-user-profile</text:span></text:p>
      <text:p text:style-name="P33"><text:tab/><text:tab/>Method:Post </text:p>
      <text:p text:style-name="P34"/>
      <table:table table:name="Table8" table:style-name="Table8">
        <table:table-column table:style-name="Table8.A"/>
        <table:table-column table:style-name="Table8.B"/>
        <table:table-column table:style-name="Table8.A"/>
        <table:table-row>
          <table:table-cell table:style-name="Table8.A1" office:value-type="string">
            <text:p text:style-name="P50">Params name</text:p>
          </table:table-cell>
          <table:table-cell table:style-name="Table8.A1" office:value-type="string">
            <text:p text:style-name="P133">Description</text:p>
          </table:table-cell>
          <table:table-cell table:style-name="Table8.C1" office:value-type="string">
            <text:p text:style-name="P133">Required </text:p>
          </table:table-cell>
        </table:table-row>
        <table:table-row>
          <table:table-cell table:style-name="Table8.A2" office:value-type="string">
            <text:p text:style-name="P11">user_id</text:p>
          </table:table-cell>
          <table:table-cell table:style-name="Table8.A2" office:value-type="string">
            <text:p text:style-name="P156">User <text:span text:style-name="T90">id</text:span></text:p>
            <text:p text:style-name="P156">type:<text:span text:style-name="T90">int</text:span></text:p>
          </table:table-cell>
          <table:table-cell table:style-name="Table8.C2" office:value-type="string">
            <text:p text:style-name="P156">Yes</text:p>
          </table:table-cell>
        </table:table-row>
      </table:table>
      <text:p text:style-name="P34"/>
      <text:p text:style-name="P103">{</text:p>
      <text:p text:style-name="P103"><text:s text:c="4"/>"status": true,</text:p>
      <text:p text:style-name="P103"><text:s text:c="4"/>"message": "User detail.",</text:p>
      <text:p text:style-name="P103"><text:s text:c="4"/>"data": {</text:p>
      <text:p text:style-name="P103"><text:s text:c="8"/>"user_id": 46,</text:p>
      <text:p text:style-name="P103"><text:s text:c="8"/>"first_name": "Mukesh",</text:p>
      <text:p text:style-name="P103"><text:s text:c="8"/>"last_name": "Yadav",</text:p>
      <text:p text:style-name="P103"><text:s text:c="8"/>"country_id": 101,</text:p>
      <text:p text:style-name="P103"><text:s text:c="8"/>"country_name": "India",</text:p>
      <text:p text:style-name="P103"><text:s text:c="8"/>"phonecode": 91,</text:p>
      <text:p text:style-name="P103"><text:s text:c="8"/>"email": "mukesh@yopmail.com",</text:p>
      <text:p text:style-name="P103"><text:s text:c="8"/>"phone_number": "6549873102",</text:p>
      <text:p text:style-name="P103"><text:s text:c="8"/>"profile_pic": "http://localhost/eatapp-<text:soft-page-break/>new/images/user.png",</text:p>
      <text:p text:style-name="P103"><text:s text:c="8"/>"profile_pic_thumb": "http://localhost/eatapp-new/images/user.png",</text:p>
      <text:p text:style-name="P103"><text:s text:c="8"/>"verified": "1",</text:p>
      <text:p text:style-name="P103"><text:s text:c="8"/>"status": 1,</text:p>
      <text:p text:style-name="P103"><text:s text:c="8"/>"gender": "Male",</text:p>
      <text:p text:style-name="P103"><text:s text:c="8"/>"dob": "15-03-2013",</text:p>
      <text:p text:style-name="P103"><text:s text:c="8"/>"created_at": 1526555930,</text:p>
      <text:p text:style-name="P103"><text:s text:c="8"/>"address": "Jaipur, Rajasthan, India",</text:p>
      <text:p text:style-name="P103"><text:s text:c="8"/>"address_lat": "107.0002",</text:p>
      <text:p text:style-name="P103"><text:s text:c="8"/>"address_lang": "50.22000",</text:p>
      <text:p text:style-name="P103"><text:s text:c="8"/>"farmer_code": "FA88PA"</text:p>
      <text:p text:style-name="P103"><text:s text:c="4"/>}</text:p>
      <text:p text:style-name="P103">}</text:p>
      <text:p text:style-name="P117"/>
      <text:p text:style-name="P38"><text:span text:style-name="T54">10</text:span><text:span text:style-name="T38">.)</text:span><text:span text:style-name="T46">Update Profile</text:span><text:span text:style-name="T40"> </text:span><text:span text:style-name="T42">API</text:span></text:p>
      <text:p text:style-name="P97"><text:span text:style-name="T37"><text:s/><text:tab/>Test Url:</text:span><text:span text:style-name="T26">http://demo2server.com</text:span><text:span text:style-name="T24">/</text:span><text:span text:style-name="T34">eatapp</text:span><text:span text:style-name="T24">/</text:span><text:span text:style-name="T37">api</text:span><text:span text:style-name="T3">/</text:span><text:span text:style-name="T8">update-profile</text:span></text:p>
      <text:p text:style-name="P29"><text:tab/>Url: <text:span text:style-name="T8">update-profile</text:span></text:p>
      <text:p text:style-name="P32"><text:tab/><text:tab/>Method:Post </text:p>
      <text:p text:style-name="P122">In Case Of Customer:</text:p>
      <table:table table:name="Table5" table:style-name="Table5">
        <table:table-column table:style-name="Table5.A"/>
        <table:table-column table:style-name="Table5.B"/>
        <table:table-column table:style-name="Table5.A"/>
        <table:table-row>
          <table:table-cell table:style-name="Table5.A1" office:value-type="string">
            <text:p text:style-name="P49">Params name</text:p>
          </table:table-cell>
          <table:table-cell table:style-name="Table5.A1" office:value-type="string">
            <text:p text:style-name="P132">Description</text:p>
          </table:table-cell>
          <table:table-cell table:style-name="Table5.C1" office:value-type="string">
            <text:p text:style-name="P132">Required </text:p>
          </table:table-cell>
        </table:table-row>
        <table:table-row>
          <table:table-cell table:style-name="Table5.A2" office:value-type="string">
            <text:p text:style-name="P2"><text:span text:style-name="T79">first</text:span>_name</text:p>
          </table:table-cell>
          <table:table-cell table:style-name="Table5.A2" office:value-type="string">
            <text:p text:style-name="P154">User <text:span text:style-name="T92">first</text:span> name</text:p>
            <text:p text:style-name="P154">type:string</text:p>
          </table:table-cell>
          <table:table-cell table:style-name="Table5.C2" office:value-type="string">
            <text:p text:style-name="P154">Yes</text:p>
          </table:table-cell>
        </table:table-row>
        <table:table-row>
          <table:table-cell table:style-name="Table5.A2" office:value-type="string">
            <text:p text:style-name="P2"><text:span text:style-name="T92">last</text:span>_name</text:p>
          </table:table-cell>
          <table:table-cell table:style-name="Table5.A2" office:value-type="string">
            <text:p text:style-name="P154">User <text:span text:style-name="T92">last</text:span> name</text:p>
            <text:p text:style-name="P154">type:string</text:p>
          </table:table-cell>
          <table:table-cell table:style-name="Table5.C2" office:value-type="string">
            <text:p text:style-name="P154">Yes</text:p>
          </table:table-cell>
        </table:table-row>
        <table:table-row>
          <table:table-cell table:style-name="Table5.A2" office:value-type="string">
            <text:p text:style-name="P53"><text:bookmark-start text:name="__DdeLink__1602_181103062022"/>email<text:bookmark-end text:name="__DdeLink__1602_181103062022"/></text:p>
          </table:table-cell>
          <table:table-cell table:style-name="Table5.A2" office:value-type="string">
            <text:p text:style-name="P135"><text:span text:style-name="T1">U</text:span>ser email <text:s/></text:p>
            <text:p text:style-name="P149">Note: Must be a valid email address</text:p>
            <text:p text:style-name="P143">Type:string</text:p>
          </table:table-cell>
          <table:table-cell table:style-name="Table5.C2" office:value-type="string">
            <text:p text:style-name="P132">Yes</text:p>
          </table:table-cell>
        </table:table-row>
        <table:table-row>
          <table:table-cell table:style-name="Table5.A2" office:value-type="string">
            <text:p text:style-name="P86">profile_pic</text:p>
          </table:table-cell>
          <table:table-cell table:style-name="Table5.A2" office:value-type="string">
            <text:p text:style-name="P164">User profile pic</text:p>
            <text:p text:style-name="P164">type:file</text:p>
            <text:p text:style-name="P164">extention must be jpg,jpeg,png,gif</text:p>
          </table:table-cell>
          <table:table-cell table:style-name="Table5.C2" office:value-type="string">
            <text:p text:style-name="P164">No</text:p>
          </table:table-cell>
        </table:table-row>
      </table:table>
      <text:p text:style-name="P96"/>
      <text:p text:style-name="P122">In Case Of Customer:</text:p>
      <text:p text:style-name="P63"><text:bookmark-start text:name="__DdeLink__543_156631422211"/>Response:</text:p>
      <text:p text:style-name="P104"><text:bookmark-end text:name="__DdeLink__543_156631422211"/>{</text:p>
      <text:p text:style-name="P104"><text:s text:c="4"/>"status": true,</text:p>
      <text:p text:style-name="P104"><text:s text:c="4"/>"message": "Profile updated successfully.",</text:p>
      <text:p text:style-name="P104"><text:s text:c="4"/>"data": {</text:p>
      <text:p text:style-name="P104"><text:s text:c="8"/>"user_id": 46,</text:p>
      <text:p text:style-name="P104"><text:s text:c="8"/>"first_name": "Mukesh",</text:p>
      <text:p text:style-name="P104"><text:s text:c="8"/>"last_name": "Yadav",</text:p>
      <text:p text:style-name="P104"><text:s text:c="8"/>"country_id": 101,</text:p>
      <text:p text:style-name="P104"><text:s text:c="8"/>"country_name": "India",</text:p>
      <text:p text:style-name="P104"><text:s text:c="8"/>"phonecode": 91,</text:p>
      <text:p text:style-name="P104"><text:s text:c="8"/>"email": "mukesh@yopmail.com",</text:p>
      <text:p text:style-name="P104"><text:s text:c="8"/>"phone_number": "6549873102",</text:p>
      <text:p text:style-name="P104"><text:soft-page-break/><text:s text:c="8"/>"profile_pic": "http://localhost/eatapp-new/uploads/users/15265645033580703030.jpeg",</text:p>
      <text:p text:style-name="P104"><text:s text:c="8"/>"profile_pic_thumb": "http://localhost/eatapp-new/uploads/users/thumb/15265645033580703030.jpeg",</text:p>
      <text:p text:style-name="P104"><text:s text:c="8"/>"verified": "1",</text:p>
      <text:p text:style-name="P104"><text:s text:c="8"/>"status": 1,</text:p>
      <text:p text:style-name="P104"><text:s text:c="8"/>"gender": "Male",</text:p>
      <text:p text:style-name="P104"><text:s text:c="8"/>"dob": "15-03-2013",</text:p>
      <text:p text:style-name="P104"><text:s text:c="8"/>"created_at": 1526555930</text:p>
      <text:p text:style-name="P104"><text:s text:c="4"/>}</text:p>
      <text:p text:style-name="P10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Helvetica, Arial, sans-serif"/>
    <style:font-face style:name="Times New Roman" svg:font-family="'Times New Roman'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7:36:53.683769580</meta:creation-date>
    <meta:editing-duration>PT10H29M8S</meta:editing-duration>
    <meta:editing-cycles>74</meta:editing-cycles>
    <meta:generator>LibreOffice/5.1.6.2$Linux_X86_64 LibreOffice_project/10m0$Build-2</meta:generator>
    <dc:date>2018-05-18T10:25:58.316694736</dc:date>
    <meta:document-statistic meta:table-count="11" meta:image-count="0" meta:object-count="0" meta:page-count="9" meta:paragraph-count="441" meta:word-count="821" meta:character-count="7791" meta:non-whitespace-character-count="6463"/>
  </office:meta>
</office:document-meta>
</file>